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1.4339in"/>
    </style:style>
    <style:style style:name="co11" style:family="table-column">
      <style:table-column-properties fo:break-before="auto" style:column-width="3.4307in"/>
    </style:style>
    <style:style style:name="co12" style:family="table-column">
      <style:table-column-properties fo:break-before="auto" style:column-width="1.8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3075in"/>
    </style:style>
    <style:style style:name="co15" style:family="table-column">
      <style:table-column-properties fo:break-before="auto" style:column-width="3.9665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0.5862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3118in"/>
    </style:style>
    <style:style style:name="co20" style:family="table-column">
      <style:table-column-properties fo:break-before="auto" style:column-width="4.2752in"/>
    </style:style>
    <style:style style:name="co21" style:family="table-column">
      <style:table-column-properties fo:break-before="auto" style:column-width="2.439in"/>
    </style:style>
    <style:style style:name="co22" style:family="table-column">
      <style:table-column-properties fo:break-before="auto" style:column-width="0.8437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3102in"/>
    </style:style>
    <style:style style:name="co26" style:family="table-column">
      <style:table-column-properties fo:break-before="auto" style:column-width="4.65in"/>
    </style:style>
    <style:style style:name="co27" style:family="table-column">
      <style:table-column-properties fo:break-before="auto" style:column-width="0.5626in"/>
    </style:style>
    <style:style style:name="co28" style:family="table-column">
      <style:table-column-properties fo:break-before="auto" style:column-width="0.3in"/>
    </style:style>
    <style:style style:name="co29" style:family="table-column">
      <style:table-column-properties fo:break-before="auto" style:column-width="7.2638in"/>
    </style:style>
    <style:style style:name="co30" style:family="table-column">
      <style:table-column-properties fo:break-before="auto" style:column-width="1.8535in"/>
    </style:style>
    <style:style style:name="co31" style:family="table-column">
      <style:table-column-properties fo:break-before="auto" style:column-width="0.4957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248in"/>
    </style:style>
    <style:style style:name="co34" style:family="table-column">
      <style:table-column-properties fo:break-before="auto" style:column-width="1.7602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0.3453in"/>
    </style:style>
    <style:style style:name="co37" style:family="table-column">
      <style:table-column-properties fo:break-before="auto" style:column-width="0.3752in"/>
    </style:style>
    <style:style style:name="co38" style:family="table-column">
      <style:table-column-properties fo:break-before="auto" style:column-width="0.328in"/>
    </style:style>
    <style:style style:name="co39" style:family="table-column">
      <style:table-column-properties fo:break-before="auto" style:column-width="0.2929in"/>
    </style:style>
    <style:style style:name="co40" style:family="table-column">
      <style:table-column-properties fo:break-before="auto" style:column-width="1.6362in"/>
    </style:style>
    <style:style style:name="co41" style:family="table-column">
      <style:table-column-properties fo:break-before="auto" style:column-width="0.3217in"/>
    </style:style>
    <style:style style:name="co42" style:family="table-column">
      <style:table-column-properties fo:break-before="auto" style:column-width="0.3819in"/>
    </style:style>
    <style:style style:name="co43" style:family="table-column">
      <style:table-column-properties fo:break-before="auto" style:column-width="0.3043in"/>
    </style:style>
    <style:style style:name="co44" style:family="table-column">
      <style:table-column-properties fo:break-before="auto" style:column-width="2.3854in"/>
    </style:style>
    <style:style style:name="co45" style:family="table-column">
      <style:table-column-properties fo:break-before="auto" style:column-width="0.3346in"/>
    </style:style>
    <style:style style:name="co46" style:family="table-column">
      <style:table-column-properties fo:break-before="auto" style:column-width="0.3571in"/>
    </style:style>
    <style:style style:name="co47" style:family="table-column">
      <style:table-column-properties fo:break-before="auto" style:column-width="2.1575in"/>
    </style:style>
    <style:style style:name="co48" style:family="table-column">
      <style:table-column-properties fo:break-before="auto" style:column-width="1.1283in"/>
    </style:style>
    <style:style style:name="co49" style:family="table-column">
      <style:table-column-properties fo:break-before="auto" style:column-width="1.3134in"/>
    </style:style>
    <style:style style:name="co50" style:family="table-column">
      <style:table-column-properties fo:break-before="auto" style:column-width="1.5945in"/>
    </style:style>
    <style:style style:name="co51" style:family="table-column">
      <style:table-column-properties fo:break-before="auto" style:column-width="0.4154in"/>
    </style:style>
    <style:style style:name="co52" style:family="table-column">
      <style:table-column-properties fo:break-before="auto" style:column-width="1.7689in"/>
    </style:style>
    <style:style style:name="co53" style:family="table-column">
      <style:table-column-properties fo:break-before="auto" style:column-width="0.4016in"/>
    </style:style>
    <style:style style:name="co54" style:family="table-column">
      <style:table-column-properties fo:break-before="auto" style:column-width="1.139in"/>
    </style:style>
    <style:style style:name="co55" style:family="table-column">
      <style:table-column-properties fo:break-before="auto" style:column-width="0.4689in"/>
    </style:style>
    <style:style style:name="co56" style:family="table-column">
      <style:table-column-properties fo:break-before="auto" style:column-width="1.3535in"/>
    </style:style>
    <style:style style:name="co57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34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16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7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2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23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2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26" style:family="table-cell" style:parent-style-name="Default">
      <style:table-cell-properties fo:border="2.01pt solid #000000"/>
    </style:style>
    <style:style style:name="ce227" style:family="table-cell" style:parent-style-name="Default">
      <style:table-cell-properties fo:border="2.01pt solid #000000"/>
    </style:style>
    <style:style style:name="ce228" style:family="table-cell" style:parent-style-name="Default">
      <style:table-cell-properties fo:border="2.01pt solid #000000"/>
    </style:style>
    <style:style style:name="ce229" style:family="table-cell" style:parent-style-name="Default">
      <style:table-cell-properties fo:border="2.01pt solid #000000"/>
    </style:style>
    <style:style style:name="ce230" style:family="table-cell" style:parent-style-name="Default">
      <style:table-cell-properties fo:border="2.01pt solid #000000"/>
    </style:style>
    <style:style style:name="ce231" style:family="table-cell" style:parent-style-name="Default">
      <style:table-cell-properties fo:border="2.01pt solid #000000"/>
    </style:style>
    <style:style style:name="ce232" style:family="table-cell" style:parent-style-name="Default">
      <style:table-cell-properties fo:border="2.01pt solid #000000"/>
    </style:style>
    <style:style style:name="ce233" style:family="table-cell" style:parent-style-name="Default">
      <style:table-cell-properties fo:border="2.01pt solid #000000"/>
    </style:style>
    <style:style style:name="ce234" style:family="table-cell" style:parent-style-name="Default">
      <style:table-cell-properties fo:border="2.01pt solid #000000"/>
    </style:style>
    <style:style style:name="ce235" style:family="table-cell" style:parent-style-name="Default">
      <style:table-cell-properties fo:border="2.01pt solid #000000"/>
    </style:style>
    <style:style style:name="ce236" style:family="table-cell" style:parent-style-name="Default">
      <style:table-cell-properties fo:border="2.01pt solid #000000"/>
    </style:style>
    <style:style style:name="ce237" style:family="table-cell" style:parent-style-name="Default">
      <style:table-cell-properties fo:border="2.01pt solid #000000"/>
    </style:style>
    <style:style style:name="ce238" style:family="table-cell" style:parent-style-name="Default">
      <style:table-cell-properties fo:border="2.01pt solid #000000"/>
    </style:style>
    <style:style style:name="ce239" style:family="table-cell" style:parent-style-name="Default">
      <style:table-cell-properties fo:border="2.01pt solid #000000"/>
    </style:style>
    <style:style style:name="ce240" style:family="table-cell" style:parent-style-name="Default">
      <style:table-cell-properties fo:border="2.01pt solid #000000"/>
    </style:style>
    <style:style style:name="ce241" style:family="table-cell" style:parent-style-name="Default">
      <style:table-cell-properties fo:border="2.01pt solid #000000"/>
    </style:style>
    <style:style style:name="ce242" style:family="table-cell" style:parent-style-name="Default">
      <style:table-cell-properties fo:border="2.01pt solid #000000"/>
    </style:style>
    <style:style style:name="ce243" style:family="table-cell" style:parent-style-name="Default">
      <style:table-cell-properties fo:border="2.01pt solid #000000"/>
    </style:style>
    <style:style style:name="ce244" style:family="table-cell" style:parent-style-name="Default">
      <style:table-cell-properties fo:border="2.01pt solid #000000"/>
    </style:style>
    <style:style style:name="ce245" style:family="table-cell" style:parent-style-name="Default">
      <style:table-cell-properties fo:border="2.01pt solid #000000"/>
    </style:style>
    <style:style style:name="ce246" style:family="table-cell" style:parent-style-name="Default">
      <style:table-cell-properties fo:border="2.01pt solid #000000"/>
    </style:style>
    <style:style style:name="ce247" style:family="table-cell" style:parent-style-name="Default">
      <style:table-cell-properties fo:border="2.01pt solid #000000"/>
    </style:style>
    <style:style style:name="ce248" style:family="table-cell" style:parent-style-name="Default">
      <style:table-cell-properties fo:border="2.01pt solid #000000"/>
    </style:style>
    <style:style style:name="ce249" style:family="table-cell" style:parent-style-name="Default">
      <style:table-cell-properties fo:border="2.01pt solid #000000"/>
    </style:style>
    <style:style style:name="ce270" style:family="table-cell" style:parent-style-name="Default">
      <style:table-cell-properties fo:border="2.01pt solid #000000"/>
    </style:style>
    <style:style style:name="ce272" style:family="table-cell" style:parent-style-name="Default">
      <style:table-cell-properties fo:border="2.01pt solid #000000"/>
    </style:style>
    <style:style style:name="ce287" style:family="table-cell" style:parent-style-name="Default">
      <style:table-cell-properties fo:border="2.01pt solid #000000"/>
    </style:style>
    <style:style style:name="ce290" style:family="table-cell" style:parent-style-name="Default">
      <style:table-cell-properties fo:border="2.01pt solid #000000"/>
    </style:style>
    <style:style style:name="ce294" style:family="table-cell" style:parent-style-name="Default">
      <style:table-cell-properties fo:border="2.01pt solid #000000"/>
    </style:style>
    <style:style style:name="ce298" style:family="table-cell" style:parent-style-name="Default">
      <style:table-cell-properties fo:border="2.01pt solid #000000"/>
    </style:style>
    <style:style style:name="ce299" style:family="table-cell" style:parent-style-name="Default">
      <style:table-cell-properties fo:border="2.01pt solid #000000"/>
    </style:style>
    <style:style style:name="ce300" style:family="table-cell" style:parent-style-name="Default">
      <style:table-cell-properties fo:border="2.01pt solid #000000"/>
    </style:style>
    <style:style style:name="ce301" style:family="table-cell" style:parent-style-name="Default">
      <style:table-cell-properties fo:border="2.01pt solid #000000"/>
    </style:style>
    <style:style style:name="ce302" style:family="table-cell" style:parent-style-name="Default">
      <style:table-cell-properties fo:border="2.01pt solid #000000"/>
    </style:style>
    <style:style style:name="ce303" style:family="table-cell" style:parent-style-name="Default">
      <style:table-cell-properties fo:border="2.01pt solid #000000"/>
    </style:style>
    <style:style style:name="ce304" style:family="table-cell" style:parent-style-name="Default">
      <style:table-cell-properties fo:border="2.01pt solid #000000"/>
    </style:style>
    <style:style style:name="ce305" style:family="table-cell" style:parent-style-name="Default">
      <style:table-cell-properties fo:border="2.01pt solid #000000"/>
    </style:style>
    <style:style style:name="ce306" style:family="table-cell" style:parent-style-name="Default">
      <style:table-cell-properties fo:border="2.01pt solid #000000"/>
    </style:style>
    <style:style style:name="ce307" style:family="table-cell" style:parent-style-name="Default">
      <style:table-cell-properties fo:border="2.01pt solid #000000"/>
    </style:style>
    <style:style style:name="ce308" style:family="table-cell" style:parent-style-name="Default">
      <style:table-cell-properties fo:border="2.01pt solid #000000"/>
    </style:style>
    <style:style style:name="ce309" style:family="table-cell" style:parent-style-name="Default">
      <style:table-cell-properties fo:border="2.01pt solid #000000"/>
    </style:style>
    <style:style style:name="ce310" style:family="table-cell" style:parent-style-name="Default">
      <style:table-cell-properties fo:border="2.01pt solid #000000"/>
    </style:style>
    <style:style style:name="ce311" style:family="table-cell" style:parent-style-name="Default">
      <style:table-cell-properties fo:border="2.01pt solid #000000"/>
    </style:style>
    <style:style style:name="ce312" style:family="table-cell" style:parent-style-name="Default">
      <style:table-cell-properties fo:border="2.01pt solid #000000"/>
    </style:style>
    <style:style style:name="ce313" style:family="table-cell" style:parent-style-name="Default">
      <style:table-cell-properties fo:border="2.01pt solid #000000"/>
    </style:style>
    <style:style style:name="ce314" style:family="table-cell" style:parent-style-name="Default">
      <style:table-cell-properties fo:border="2.01pt solid #000000"/>
    </style:style>
    <style:style style:name="ce315" style:family="table-cell" style:parent-style-name="Default">
      <style:table-cell-properties fo:border="2.01pt solid #000000"/>
    </style:style>
    <style:style style:name="ce316" style:family="table-cell" style:parent-style-name="Default">
      <style:table-cell-properties fo:border="2.01pt solid #000000"/>
    </style:style>
    <style:style style:name="ce317" style:family="table-cell" style:parent-style-name="Default">
      <style:table-cell-properties fo:border="2.01pt solid #000000"/>
    </style:style>
    <style:style style:name="ce318" style:family="table-cell" style:parent-style-name="Default">
      <style:table-cell-properties fo:border="2.01pt solid #000000"/>
    </style:style>
    <style:style style:name="ce319" style:family="table-cell" style:parent-style-name="Default">
      <style:table-cell-properties fo:border="2.01pt solid #000000"/>
    </style:style>
    <style:style style:name="ce320" style:family="table-cell" style:parent-style-name="Default">
      <style:table-cell-properties fo:border="2.01pt solid #000000"/>
    </style:style>
    <style:style style:name="ce321" style:family="table-cell" style:parent-style-name="Default">
      <style:table-cell-properties fo:border="2.01pt solid #000000"/>
    </style:style>
    <style:style style:name="ce322" style:family="table-cell" style:parent-style-name="Default">
      <style:table-cell-properties fo:border="2.01pt solid #000000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4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Bad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2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329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30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1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2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11">
      <style:table-cell-properties fo:border="2.01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7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38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39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3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4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343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83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/>
    <style:style style:name="ce35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order-bottom="0.74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>
      <style:table-cell-properties fo:border-bottom="0.74pt solid #000000" fo:border-left="2.01pt solid #000000" fo:border-right="0.74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0.74pt solid #000000" fo:border-left="0.74pt solid #000000" fo:border-right="2.01pt solid #000000" fo:border-top="0.99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6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37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3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7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37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7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38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38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3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87" style:family="table-cell" style:parent-style-name="Default"/>
    <style:style style:name="ce388" style:family="table-cell" style:parent-style-name="Default">
      <style:table-cell-properties fo:border-bottom="none" fo:border-left="none" fo:border-right="3pt solid #000000" fo:border-top="none"/>
    </style:style>
    <style:style style:name="ce128" style:family="table-cell" style:parent-style-name="Default">
      <style:table-cell-properties fo:border="none"/>
    </style:style>
    <style:style style:name="ce389" style:family="table-cell" style:parent-style-name="Default">
      <style:table-cell-properties fo:border="none"/>
    </style:style>
    <style:style style:name="ce390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391" style:family="table-cell" style:parent-style-name="Default">
      <style:table-cell-properties fo:border-bottom="2.01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93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394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395" style:family="table-cell" style:parent-style-name="Neutral" style:data-style-name="N0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96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4pt" fo:font-weight="bold" style:font-size-asian="24pt" style:font-weight-asian="bold" style:font-size-complex="24pt" style:font-weight-complex="bold"/>
    </style:style>
    <style:style style:name="ce137" style:family="table-cell" style:parent-style-name="Neutral">
      <style:table-cell-properties fo:background-color="transparent"/>
    </style:style>
    <style:style style:name="ce398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" fo:font-size="22pt" style:font-size-asian="22pt" style:font-size-complex="22pt"/>
    </style:style>
    <style:style style:name="ce399" style:family="table-cell" style:parent-style-name="Neutral" style:data-style-name="N11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" fo:font-size="24pt" style:font-size-asian="24pt" style:font-size-complex="24pt"/>
    </style:style>
    <style:style style:name="ce400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469" style:family="table-cell" style:parent-style-name="Default">
      <style:table-cell-properties fo:border-bottom="2.01pt solid #000000" fo:background-color="#81d41a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3pt" style:font-size-asian="13pt" style:font-size-complex="13pt"/>
    </style:style>
    <style:style style:name="ce475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37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54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5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513" style:family="table-cell" style:parent-style-name="Error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3" style:family="table-cell" style:parent-style-name="Ba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4" style:family="table-cell" style:parent-style-name="Good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6" style:family="table-cell" style:parent-style-name="Neutral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Arial Black1" style:font-size-asian="11pt" style:font-size-complex="11pt"/>
    </style:style>
    <style:style style:name="ce527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LKLUG" fo:font-size="12pt" style:font-size-asian="12pt" style:font-size-complex="12pt"/>
    </style:style>
    <style:style style:name="ce53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43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44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55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55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55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5pt" style:font-size-asian="15pt" style:font-size-complex="15pt"/>
    </style:style>
    <style:style style:name="ce16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0pt" style:font-size-asian="10pt" style:font-size-complex="10pt"/>
    </style:style>
    <style:style style:name="ce25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/>
    </style:style>
    <style:style style:name="ce25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" fo:font-size="18pt" style:font-size-asian="18pt" style:font-size-complex="18pt"/>
    </style:style>
    <style:style style:name="ce26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"/>
    </style:style>
    <style:style style:name="ce26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265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none" fo:border-left="2.01pt solid #000000" fo:border-right="none" fo:border-top="none"/>
    </style:style>
    <style:style style:name="ce587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269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273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274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05" style:family="table-cell" style:parent-style-name="Goo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95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98" style:family="table-cell" style:parent-style-name="Default">
      <style:table-cell-properties fo:border="2.01pt solid #000000"/>
      <style:text-properties fo:font-size="12pt" style:font-size-asian="12pt" style:font-size-complex="12pt"/>
    </style:style>
    <style:style style:name="ce599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600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</style:style>
    <style:style style:name="ce60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2" style:family="table-cell" style:parent-style-name="Default">
      <style:table-cell-properties fo:border-bottom="2.01pt solid #000000" fo:border-left="2.01pt solid #000000" fo:border-right="2.01pt solid #000000" fo:border-top="none"/>
      <style:text-properties fo:font-weight="bold" style:font-weight-asian="bold" style:font-weight-complex="bold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</style:style>
    <style:style style:name="ce60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>
      <style:table-cell-properties fo:border="1.5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1.5pt solid #000000"/>
    </style:style>
    <style:style style:name="ce6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1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2" style:family="table-cell" style:parent-style-name="Default">
      <style:table-cell-properties fo:border="2.01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="2.01pt solid #000000"/>
    </style:style>
    <style:style style:name="ce614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615" style:family="table-cell" style:parent-style-name="Default">
      <style:table-cell-properties fo:border="2.01pt solid #000000" style:vertical-align="middle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4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color="#c9211e" fo:font-size="11pt" style:font-size-asian="11pt" style:font-size-complex="11pt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complex="Mang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asian="Microsoft YaHe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341"/>
        <table:table-column table:style-name="co4" table:default-cell-style-name="ce352"/>
        <table:table-column table:style-name="co5" table:default-cell-style-name="ce352"/>
        <table:table-column table:style-name="co6" table:number-columns-repeated="2" table:default-cell-style-name="ce352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row table:style-name="ro1">
          <table:table-cell table:style-name="ce216" office:value-type="string" calcext:value-type="string" table:number-columns-spanned="39" table:number-rows-spanned="2">
            <text:p>My Personal Issue of C/C++ Fundamentals</text:p>
          </table:table-cell>
          <table:covered-table-cell table:style-name="ce223"/>
          <table:covered-table-cell table:number-columns-repeated="5" table:style-name="Default"/>
          <table:covered-table-cell table:number-columns-repeated="32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32"/>
        </table:table-row>
        <table:table-row table:style-name="ro3">
          <table:table-cell table:style-name="ce217" office:value-type="string" calcext:value-type="string" table:number-columns-spanned="9" table:number-rows-spanned="1">
            <text:p><text:a xlink:href="https://en.cppreference.com/w/cpp/header" xlink:type="simple">C++ Headers</text:a></text:p>
          </table:table-cell>
          <table:covered-table-cell table:style-name="ce224"/>
          <table:covered-table-cell table:style-name="ce323"/>
          <table:covered-table-cell table:number-columns-repeated="4" table:style-name="Default"/>
          <table:covered-table-cell table:number-columns-repeated="2"/>
          <table:table-cell table:style-name="ce107" table:number-columns-spanned="1" table:number-rows-spanned="86"/>
          <table:table-cell table:style-name="ce369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73"/>
          <table:covered-table-cell table:number-columns-repeated="3"/>
          <table:table-cell table:style-name="ce107" table:number-columns-spanned="1" table:number-rows-spanned="34"/>
          <table:table-cell table:style-name="ce390" office:value-type="string" calcext:value-type="string" table:number-columns-spanned="23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22"/>
        </table:table-row>
        <table:table-row table:style-name="ro4">
          <table:table-cell table:style-name="ce219" office:value-type="string" calcext:value-type="string">
            <text:p>№</text:p>
          </table:table-cell>
          <table:table-cell table:style-name="ce219" office:value-type="string" calcext:value-type="string">
            <text:p>Percent learning</text:p>
          </table:table-cell>
          <table:table-cell table:style-name="ce220" office:value-type="string" calcext:value-type="string">
            <text:p>Name header</text:p>
          </table:table-cell>
          <table:table-cell table:style-name="ce83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83"/>
          <table:table-cell table:style-name="ce361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4" office:value-type="string" calcext:value-type="string">
            <text:p>Percent learning</text:p>
          </table:table-cell>
          <table:table-cell table:style-name="ce83" office:value-type="string" calcext:value-type="string">
            <text:p>Name Library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>
            <text:p>My solution</text:p>
          </table:table-cell>
          <table:covered-table-cell table:style-name="ce388"/>
          <table:table-cell table:style-name="ce391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467" office:value-type="string" calcext:value-type="string">
            <text:p><text:a xlink:href="https://en.cppreference.com/w/cpp/11" xlink:type="simple">#1</text:a></text:p>
          </table:table-cell>
          <table:table-cell table:style-name="ce468" table:number-columns-spanned="1" table:number-rows-spanned="18"/>
          <table:table-cell table:style-name="ce46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467" office:value-type="string" calcext:value-type="string">
            <text:p><text:a xlink:href="https://en.cppreference.com/w/cpp/14" xlink:type="simple">#1</text:a></text:p>
          </table:table-cell>
          <table:table-cell table:style-name="ce467"/>
          <table:table-cell table:style-name="ce154" table:number-columns-spanned="1" table:number-rows-spanned="22"/>
          <table:table-cell table:style-name="ce46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23"/>
          <table:table-cell table:style-name="ce534" office:value-type="string" calcext:value-type="string">
            <text:p><text:a xlink:href="https://en.cppreference.com/w/cpp/17" xlink:type="simple">#1</text:a></text:p>
          </table:table-cell>
          <table:table-cell table:style-name="ce534"/>
          <table:table-cell table:style-name="ce154" table:number-columns-spanned="1" table:number-rows-spanned="23"/>
          <table:table-cell table:style-name="ce391" office:value-type="string" calcext:value-type="string" table:number-columns-spanned="3" table:number-rows-spanned="1">
            <text:p><text:a xlink:href="http://eel.is/c++draft/" xlink:type="simple">C++ 20</text:a> (g++ &gt;10.1)</text:p>
          </table:table-cell>
          <table:covered-table-cell table:number-columns-repeated="2"/>
          <table:table-cell table:style-name="ce534" office:value-type="string" calcext:value-type="string">
            <text:p><text:a xlink:href="https://en.cppreference.com/w/cpp/20" xlink:type="simple">#1</text:a></text:p>
          </table:table-cell>
          <table:table-cell table:style-name="ce534" office:value-type="string" calcext:value-type="string">
            <text:p><text:a xlink:href="http://www.open-std.org/jtc1/sc22/wg21/docs/papers/2018/n4778.pdf" xlink:type="simple">#2</text:a></text:p>
          </table:table-cell>
        </table:table-row>
        <table:table-row table:style-name="ro5">
          <table:table-cell table:style-name="ce220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324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84" office:value-type="string" calcext:value-type="string">
            <text:p><text:a xlink:href="http://www.open-std.org/jtc1/sc22/wg21/docs/papers/2018/n4778.pdf#page=500" xlink:type="simple">#1</text:a></text:p>
          </table:table-cell>
          <table:table-cell table:style-name="ce353" table:number-columns-repeated="2"/>
          <table:table-cell table:style-name="ce357"/>
          <table:table-cell table:style-name="ce362"/>
          <table:table-cell table:style-name="ce357"/>
          <table:covered-table-cell/>
          <table:table-cell table:style-name="ce37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23" table:number-columns-repeated="2"/>
          <table:covered-table-cell table:style-name="ce388"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361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 table:number-columns-spanned="2" table:number-rows-spanned="1">
            <text:p>My solution</text:p>
          </table:table-cell>
          <table:covered-table-cell table:style-name="ce83"/>
          <table:covered-table-cell/>
          <table:table-cell table:style-name="ce83" office:value-type="string" calcext:value-type="string">
            <text:p>№</text:p>
          </table:table-cell>
          <table:table-cell table:style-name="ce370" office:value-type="string" calcext:value-type="string">
            <text:p>Description Issue</text:p>
          </table:table-cell>
          <table:table-cell table:style-name="ce83" office:value-type="string" calcext:value-type="string">
            <text:p>Reference/Materials</text:p>
          </table:table-cell>
          <table:table-cell table:style-name="ce83" office:value-type="string" calcext:value-type="string" table:number-columns-spanned="2" table:number-rows-spanned="1">
            <text:p>My solution</text:p>
          </table:table-cell>
          <table:covered-table-cell table:style-name="ce83"/>
        </table:table-row>
        <table:table-row table:style-name="ro5">
          <table:table-cell table:style-name="ce222" office:value-type="float" office:value="2" calcext:value-type="float">
            <text:p>2</text:p>
          </table:table-cell>
          <table:table-cell table:style-name="ce226" office:value-type="float" office:value="0" calcext:value-type="float">
            <text:p>0</text:p>
          </table:table-cell>
          <table:table-cell table:style-name="ce325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2" calcext:value-type="float">
            <text:p>2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" calcext:value-type="float">
            <text:p>1</text:p>
          </table:table-cell>
          <table:table-cell table:style-name="ce329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382"/>
          <table:table-cell table:style-name="ce141" office:value-type="string" calcext:value-type="string" table:number-columns-spanned="1" table:number-rows-spanned="31">
            <text:p><text:a xlink:href="https://github.com/SemQ20/practice/blob/master/cpp11.cpp" xlink:type="simple">#1</text:a></text:p>
          </table:table-cell>
          <table:table-cell/>
          <table:covered-table-cell/>
          <table:table-cell table:style-name="ce222" office:value-type="float" office:value="1" calcext:value-type="float">
            <text:p>1</text:p>
          </table:table-cell>
          <table:table-cell table:style-name="ce329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52"/>
          <table:table-cell table:style-name="ce382" office:value-type="string" calcext:value-type="string" table:number-columns-spanned="1" table:number-rows-spanned="16">
            <text:p><text:a xlink:href="https://github.com/SemQ20/practice/blob/master/cpp14.cpp" xlink:type="simple">#1</text:a></text:p>
          </table:table-cell>
          <table:table-cell table:style-name="ce142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22" office:value-type="float" office:value="1" calcext:value-type="float">
            <text:p>1</text:p>
          </table:table-cell>
          <table:table-cell table:style-name="ce326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52"/>
          <table:table-cell table:style-name="ce382" office:value-type="string" calcext:value-type="string" table:number-columns-spanned="1" table:number-rows-spanned="20">
            <text:p><text:a xlink:href="https://github.com/SemQ20/practice/blob/master/cpp17.cpp" xlink:type="simple">#1</text:a></text:p>
          </table:table-cell>
          <table:table-cell table:style-name="ce543"/>
          <table:covered-table-cell/>
          <table:table-cell table:style-name="ce220" office:value-type="float" office:value="1" calcext:value-type="float">
            <text:p>1</text:p>
          </table:table-cell>
          <table:table-cell table:style-name="ce37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554"/>
          <table:table-cell table:style-name="ce556" office:value-type="string" calcext:value-type="string" table:number-columns-spanned="1" table:number-rows-spanned="21">
            <text:p><text:a xlink:href="https://github.com/SemQ20/practice/blob/master/cpp20.cpp" xlink:type="simple">#1</text:a></text:p>
          </table:table-cell>
          <table:table-cell table:style-name="ce554"/>
        </table:table-row>
        <table:table-row table:style-name="ro5">
          <table:table-cell table:style-name="ce222" office:value-type="float" office:value="3" calcext:value-type="float">
            <text:p>3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84" office:value-type="string" calcext:value-type="string">
            <text:p><text:a xlink:href="http://www.open-std.org/jtc1/sc22/wg21/docs/papers/2018/n4778.pdf#page=487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3" calcext:value-type="float">
            <text:p>3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2" calcext:value-type="float">
            <text:p>2</text:p>
          </table:table-cell>
          <table:table-cell table:style-name="ce393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2" calcext:value-type="float">
            <text:p>2</text:p>
          </table:table-cell>
          <table:table-cell table:style-name="ce326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5">
          <table:table-cell table:style-name="ce220" office:value-type="float" office:value="4" calcext:value-type="float">
            <text:p>4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version" xlink:type="simple">&lt;version&gt;</text:a>  <text:span text:style-name="T3">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0" office:value-type="float" office:value="4" calcext:value-type="float">
            <text:p>4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3_0/libs/graph/doc/index.html" xlink:type="simple">&lt;Graph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3" calcext:value-type="float">
            <text:p>3</text:p>
          </table:table-cell>
          <table:table-cell table:style-name="ce393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3" calcext:value-type="float">
            <text:p>3</text:p>
          </table:table-cell>
          <table:table-cell table:style-name="ce394" office:value-type="string" calcext:value-type="string">
            <text:p>lambda captures expressions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3" calcext:value-type="float">
            <text:p>3</text:p>
          </table:table-cell>
          <table:table-cell table:style-name="ce326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3" calcext:value-type="float">
            <text:p>3</text:p>
          </table:table-cell>
          <table:table-cell table:style-name="ce544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5">
          <table:table-cell table:style-name="ce222" office:value-type="float" office:value="5" calcext:value-type="float">
            <text:p>5</text:p>
          </table:table-cell>
          <table:table-cell table:style-name="ce22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ource_location" xlink:type="simple">&lt;source_location&gt;</text:a>  <text:span text:style-name="T5">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5" calcext:value-type="float">
            <text:p>5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4" calcext:value-type="float">
            <text:p>4</text:p>
          </table:table-cell>
          <table:table-cell table:style-name="ce393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4" calcext:value-type="float">
            <text:p>4</text:p>
          </table:table-cell>
          <table:table-cell table:style-name="ce394" office:value-type="string" calcext:value-type="string">
            <text:p>new/delete elision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4" calcext:value-type="float">
            <text:p>4</text:p>
          </table:table-cell>
          <table:table-cell table:style-name="ce326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4" calcext:value-type="float">
            <text:p>4</text:p>
          </table:table-cell>
          <table:table-cell table:style-name="ce326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5">
          <table:table-cell table:style-name="ce222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32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6" calcext:value-type="float">
            <text:p>6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5" calcext:value-type="float">
            <text:p>5</text:p>
          </table:table-cell>
          <table:table-cell table:style-name="ce329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5" calcext:value-type="float">
            <text:p>5</text:p>
          </table:table-cell>
          <table:table-cell table:style-name="ce326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5" calcext:value-type="float">
            <text:p>5</text:p>
          </table:table-cell>
          <table:table-cell table:style-name="ce326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5" calcext:value-type="float">
            <text:p>5</text:p>
          </table:table-cell>
          <table:table-cell table:style-name="ce326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5">
          <table:table-cell table:style-name="ce220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0" office:value-type="float" office:value="7" calcext:value-type="float">
            <text:p>7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6" calcext:value-type="float">
            <text:p>6</text:p>
          </table:table-cell>
          <table:table-cell table:style-name="ce329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6" calcext:value-type="float">
            <text:p>6</text:p>
          </table:table-cell>
          <table:table-cell table:style-name="ce326" office:value-type="string" calcext:value-type="string">
            <text:p><text:a xlink:href="https://en.cppreference.com/w/cpp/keyword/char8_t" xlink:type="simple">char8_t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5">
          <table:table-cell table:style-name="ce222" office:value-type="float" office:value="8" calcext:value-type="float">
            <text:p>8</text:p>
          </table:table-cell>
          <table:table-cell table:style-name="ce229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8" calcext:value-type="float">
            <text:p>8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7" calcext:value-type="float">
            <text:p>7</text:p>
          </table:table-cell>
          <table:table-cell table:style-name="ce393" office:value-type="string" calcext:value-type="string">
            <text:p><text:a xlink:href="https://en.cppreference.com/w/cpp/language/enum" xlink:type="simple">scoped enums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7" calcext:value-type="float">
            <text:p>7</text:p>
          </table:table-cell>
          <table:table-cell table:style-name="ce394" office:value-type="string" calcext:value-type="string">
            <text:p>digit separators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7" calcext:value-type="float">
            <text:p>7</text:p>
          </table:table-cell>
          <table:table-cell table:style-name="ce326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7" calcext:value-type="float">
            <text:p>7</text:p>
          </table:table-cell>
          <table:table-cell table:style-name="ce326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9" calcext:value-type="float">
            <text:p>9</text:p>
          </table:table-cell>
          <table:table-cell table:style-name="ce230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9" calcext:value-type="float">
            <text:p>9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8" calcext:value-type="float">
            <text:p>8</text:p>
          </table:table-cell>
          <table:table-cell table:style-name="ce329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382"/>
          <table:covered-table-cell table:style-name="ce464"/>
          <table:table-cell table:style-name="ce141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8" calcext:value-type="float">
            <text:p>8</text:p>
          </table:table-cell>
          <table:table-cell table:style-name="ce326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0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0" office:value-type="float" office:value="10" calcext:value-type="float">
            <text:p>10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9" calcext:value-type="float">
            <text:p>9</text:p>
          </table:table-cell>
          <table:table-cell table:style-name="ce329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9" calcext:value-type="float">
            <text:p>9</text:p>
          </table:table-cell>
          <table:table-cell table:style-name="ce326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9" calcext:value-type="float">
            <text:p>9</text:p>
          </table:table-cell>
          <table:table-cell table:style-name="ce326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9" calcext:value-type="float">
            <text:p>9</text:p>
          </table:table-cell>
          <table:table-cell table:style-name="ce326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11" calcext:value-type="float">
            <text:p>11</text:p>
          </table:table-cell>
          <table:table-cell table:style-name="ce232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1" calcext:value-type="float">
            <text:p>11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0" calcext:value-type="float">
            <text:p>10</text:p>
          </table:table-cell>
          <table:table-cell table:style-name="ce393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10" calcext:value-type="float">
            <text:p>10</text:p>
          </table:table-cell>
          <table:table-cell table:style-name="ce326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12" calcext:value-type="float">
            <text:p>12</text:p>
          </table:table-cell>
          <table:table-cell table:style-name="ce233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2" calcext:value-type="float">
            <text:p>12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1" calcext:value-type="float">
            <text:p>11</text:p>
          </table:table-cell>
          <table:table-cell table:style-name="ce394" office:value-type="string" calcext:value-type="string">
            <text:p>brace-or-equal initializers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11" calcext:value-type="float">
            <text:p>11</text:p>
          </table:table-cell>
          <table:table-cell table:style-name="ce326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11" calcext:value-type="float">
            <text:p>11</text:p>
          </table:table-cell>
          <table:table-cell table:style-name="ce326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11" calcext:value-type="float">
            <text:p>11</text:p>
          </table:table-cell>
          <table:table-cell table:style-name="ce394" office:value-type="string" calcext:value-type="string">
            <text:p>removed the requirement to use type to disambiguate in many contexts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0" office:value-type="float" office:value="13" calcext:value-type="float">
            <text:p>13</text:p>
          </table:table-cell>
          <table:table-cell table:style-name="ce234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0" office:value-type="float" office:value="13" calcext:value-type="float">
            <text:p>13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2" calcext:value-type="float">
            <text:p>12</text:p>
          </table:table-cell>
          <table:table-cell table:style-name="ce329" office:value-type="string" calcext:value-type="string">
            <text:p><text:a xlink:href="https://en.cppreference.com/w/cpp/language/nullptr" xlink:type="simple">nullptr</text:a></text:p>
          </table:table-cell>
          <table:table-cell table:style-name="ce382"/>
          <table:covered-table-cell table:style-name="ce142"/>
          <table:table-cell table:style-name="ce14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12" calcext:value-type="float">
            <text:p>12</text:p>
          </table:table-cell>
          <table:table-cell table:style-name="ce326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14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32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84" office:value-type="string" calcext:value-type="string">
            <text:p>#1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4" calcext:value-type="float">
            <text:p>14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3" calcext:value-type="float">
            <text:p>13</text:p>
          </table:table-cell>
          <table:table-cell table:style-name="ce393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13" calcext:value-type="float">
            <text:p>13</text:p>
          </table:table-cell>
          <table:table-cell table:style-name="ce326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13" calcext:value-type="float">
            <text:p>13</text:p>
          </table:table-cell>
          <table:table-cell table:style-name="ce326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13" calcext:value-type="float">
            <text:p>13</text:p>
          </table:table-cell>
          <table:table-cell table:style-name="ce553" office:value-type="string" calcext:value-type="string">
            <text:p>further relaxed constexpr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15" calcext:value-type="float">
            <text:p>15</text:p>
          </table:table-cell>
          <table:table-cell table:style-name="ce236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84" office:value-type="string" calcext:value-type="string">
            <text:p><text:a xlink:href="http://www.open-std.org/jtc1/sc22/wg21/docs/papers/2017/n4659.pdf#page=781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15" calcext:value-type="float">
            <text:p>15</text:p>
          </table:table-cell>
          <table:table-cell table:style-name="ce375" office:value-type="float" office:value="0" calcext:value-type="float">
            <text:p>0</text:p>
          </table:table-cell>
          <table:table-cell table:style-name="ce38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4" calcext:value-type="float">
            <text:p>14</text:p>
          </table:table-cell>
          <table:table-cell table:style-name="ce393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14" calcext:value-type="float">
            <text:p>14</text:p>
          </table:table-cell>
          <table:table-cell table:style-name="ce326" office:value-type="string" calcext:value-type="string">
            <text:p><text:a xlink:href="https://en.cppreference.com/w/cpp/io/manip/quoted" xlink:type="simple">std::quoted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14" calcext:value-type="float">
            <text:p>14</text:p>
          </table:table-cell>
          <table:table-cell table:style-name="ce326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14" calcext:value-type="float">
            <text:p>14</text:p>
          </table:table-cell>
          <table:table-cell table:style-name="ce553" office:value-type="string" calcext:value-type="string">
            <text:p>signed integers are 2’s complement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0" office:value-type="float" office:value="16" calcext:value-type="float">
            <text:p>16</text:p>
          </table:table-cell>
          <table:table-cell table:style-name="ce23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84" office:value-type="string" calcext:value-type="string">
            <text:p><text:a xlink:href="http://www.open-std.org/jtc1/sc22/wg21/docs/papers/2018/n4778.pdf#page=680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0" office:value-type="float" office:value="16" calcext:value-type="float">
            <text:p>16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5" calcext:value-type="float">
            <text:p>15</text:p>
          </table:table-cell>
          <table:table-cell table:style-name="ce393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15" calcext:value-type="float">
            <text:p>15</text:p>
          </table:table-cell>
          <table:table-cell table:style-name="ce326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17" calcext:value-type="float">
            <text:p>17</text:p>
          </table:table-cell>
          <table:table-cell table:style-name="ce237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84" office:value-type="string" calcext:value-type="string">
            <text:p><text:a xlink:href="http://www.open-std.org/jtc1/sc22/wg21/docs/papers/2017/n4659.pdf#page=650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1" office:value-type="float" office:value="17" calcext:value-type="float">
            <text:p>17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6" calcext:value-type="float">
            <text:p>16</text:p>
          </table:table-cell>
          <table:table-cell table:style-name="ce329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382"/>
          <table:covered-table-cell table:style-name="ce142"/>
          <table:table-cell table:style-name="ce141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52"/>
          <table:covered-table-cell table:style-name="ce142"/>
          <table:table-cell table:style-name="ce141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16" calcext:value-type="float">
            <text:p>16</text:p>
          </table:table-cell>
          <table:table-cell table:style-name="ce326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18" calcext:value-type="float">
            <text:p>18</text:p>
          </table:table-cell>
          <table:table-cell table:style-name="ce238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84" office:value-type="string" calcext:value-type="string">
            <text:p><text:a xlink:href="http://www.open-std.org/jtc1/sc22/wg21/docs/papers/2017/n4659.pdf#page=737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1" office:value-type="float" office:value="18" calcext:value-type="float">
            <text:p>18</text:p>
          </table:table-cell>
          <table:table-cell table:style-name="ce375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7" calcext:value-type="float">
            <text:p>17</text:p>
          </table:table-cell>
          <table:table-cell table:style-name="ce393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475"/>
          <table:table-cell table:style-name="ce151" table:number-columns-repeated="3"/>
          <table:covered-table-cell/>
          <table:table-cell table:style-name="ce222" office:value-type="float" office:value="17" calcext:value-type="float">
            <text:p>17</text:p>
          </table:table-cell>
          <table:table-cell table:style-name="ce326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17" calcext:value-type="float">
            <text:p>17</text:p>
          </table:table-cell>
          <table:table-cell table:style-name="ce326" office:value-type="string" calcext:value-type="string">
            <text:p><text:a xlink:href="https://en.cppreference.com/w/cpp/language/modules" xlink:type="simple">modules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0" office:value-type="float" office:value="19" calcext:value-type="float">
            <text:p>19</text:p>
          </table:table-cell>
          <table:table-cell table:style-name="ce239" office:value-type="float" office:value="0" calcext:value-type="float">
            <text:p>0</text:p>
          </table:table-cell>
          <table:table-cell table:style-name="ce32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346" office:value-type="string" calcext:value-type="string">
            <text:p><text:a xlink:href="http://www.open-std.org/jtc1/sc22/wg21/docs/papers/2017/n4659.pdf#page=1253" xlink:type="simple">#1</text:a></text:p>
          </table:table-cell>
          <table:table-cell table:style-name="ce355" table:number-columns-repeated="2"/>
          <table:table-cell table:style-name="ce359"/>
          <table:table-cell table:style-name="ce364"/>
          <table:table-cell table:style-name="ce367"/>
          <table:covered-table-cell/>
          <table:table-cell table:style-name="ce371" office:value-type="float" office:value="19" calcext:value-type="float">
            <text:p>19</text:p>
          </table:table-cell>
          <table:table-cell table:style-name="ce376" office:value-type="float" office:value="0" calcext:value-type="float">
            <text:p>0</text:p>
          </table:table-cell>
          <table:table-cell table:style-name="ce379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385" table:number-columns-repeated="2"/>
          <table:covered-table-cell table:style-name="ce388"/>
          <table:table-cell table:style-name="ce222" office:value-type="float" office:value="18" calcext:value-type="float">
            <text:p>18</text:p>
          </table:table-cell>
          <table:table-cell table:style-name="ce393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476" office:value-type="string" calcext:value-type="string">
            <text:p>Total: 1/16</text:p>
          </table:table-cell>
          <table:table-cell table:style-name="ce478"/>
          <table:table-cell table:style-name="ce151" table:number-columns-repeated="2"/>
          <table:covered-table-cell/>
          <table:table-cell table:style-name="ce222" office:value-type="float" office:value="18" calcext:value-type="float">
            <text:p>18</text:p>
          </table:table-cell>
          <table:table-cell table:style-name="ce326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18" calcext:value-type="float">
            <text:p>18</text:p>
          </table:table-cell>
          <table:table-cell table:style-name="ce326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20" calcext:value-type="float">
            <text:p>20</text:p>
          </table:table-cell>
          <table:table-cell table:style-name="ce24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any" xlink:type="simple">&lt;any&gt;</text:a>  <text:span text:style-name="T7">(C++17)</text:span></text:p>
          </table:table-cell>
          <table:table-cell table:style-name="ce347" office:value-type="string" calcext:value-type="string">
            <text:p><text:a xlink:href="http://www.open-std.org/jtc1/sc22/wg21/docs/papers/2017/n4659.pdf#page=59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any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19" calcext:value-type="float">
            <text:p>19</text:p>
          </table:table-cell>
          <table:table-cell table:style-name="ce329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382"/>
          <table:covered-table-cell table:style-name="ce464"/>
          <table:table-cell table:style-name="ce141"/>
          <table:table-cell/>
          <table:table-cell table:style-name="ce132"/>
          <table:table-cell table:style-name="ce478" table:number-columns-repeated="2"/>
          <table:table-cell table:style-name="ce151" table:number-columns-repeated="2"/>
          <table:covered-table-cell/>
          <table:table-cell table:style-name="ce222" office:value-type="float" office:value="19" calcext:value-type="float">
            <text:p>19</text:p>
          </table:table-cell>
          <table:table-cell table:style-name="ce326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0" office:value-type="float" office:value="19" calcext:value-type="float">
            <text:p>19</text:p>
          </table:table-cell>
          <table:table-cell table:style-name="ce553" office:value-type="string" calcext:value-type="string">
            <text:p>abbreviated function templates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21" calcext:value-type="float">
            <text:p>21</text:p>
          </table:table-cell>
          <table:table-cell table:style-name="ce24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optional" xlink:type="simple">&lt;optional&gt;</text:a>  <text:span text:style-name="T7">(C++17)</text:span></text:p>
          </table:table-cell>
          <table:table-cell table:style-name="ce348" office:value-type="string" calcext:value-type="string">
            <text:p><text:a xlink:href="http://www.open-std.org/jtc1/sc22/wg21/docs/papers/2017/n4659.pdf#page=569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optional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2" office:value-type="string" calcext:value-type="string">
            <text:p>Total: 0/19</text:p>
          </table:table-cell>
          <table:table-cell table:style-name="ce386" table:number-columns-repeated="2"/>
          <table:covered-table-cell table:style-name="ce388"/>
          <table:table-cell table:style-name="ce222" office:value-type="float" office:value="20" calcext:value-type="float">
            <text:p>20</text:p>
          </table:table-cell>
          <table:table-cell table:style-name="ce393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151" table:number-columns-repeated="4"/>
          <table:covered-table-cell/>
          <table:table-cell table:style-name="ce222" office:value-type="float" office:value="20" calcext:value-type="float">
            <text:p>20</text:p>
          </table:table-cell>
          <table:table-cell table:style-name="ce326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52"/>
          <table:covered-table-cell table:style-name="ce539"/>
          <table:table-cell table:style-name="ce543"/>
          <table:covered-table-cell/>
          <table:table-cell table:style-name="ce222" office:value-type="float" office:value="20" calcext:value-type="float">
            <text:p>20</text:p>
          </table:table-cell>
          <table:table-cell table:style-name="ce326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0" office:value-type="float" office:value="22" calcext:value-type="float">
            <text:p>22</text:p>
          </table:table-cell>
          <table:table-cell table:style-name="ce24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347" office:value-type="string" calcext:value-type="string">
            <text:p><text:a xlink:href="http://www.open-std.org/jtc1/sc22/wg21/docs/papers/2017/n4659.pdf#page=583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variant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1" calcext:value-type="float">
            <text:p>21</text:p>
          </table:table-cell>
          <table:table-cell table:style-name="ce393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covered-table-cell/>
          <table:table-cell table:style-name="ce222" office:value-type="float" office:value="21" calcext:value-type="float">
            <text:p>21</text:p>
          </table:table-cell>
          <table:table-cell table:style-name="ce326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52"/>
          <table:covered-table-cell table:style-name="ce152"/>
          <table:table-cell table:style-name="ce152"/>
        </table:table-row>
        <table:table-row table:style-name="ro6">
          <table:table-cell table:style-name="ce222" office:value-type="float" office:value="23" calcext:value-type="float">
            <text:p>23</text:p>
          </table:table-cell>
          <table:table-cell table:style-name="ce242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84" office:value-type="string" calcext:value-type="string">
            <text:p><text:a xlink:href="http://www.open-std.org/jtc1/sc22/wg21/docs/papers/2017/n4659.pdf#page=1382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2" calcext:value-type="float">
            <text:p>22</text:p>
          </table:table-cell>
          <table:table-cell table:style-name="ce329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382"/>
          <table:covered-table-cell table:style-name="ce142"/>
          <table:table-cell table:style-name="ce141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2" office:value-type="string" calcext:value-type="string">
            <text:p>Total: 0/20</text:p>
          </table:table-cell>
          <table:table-cell table:style-name="ce151" table:number-columns-repeated="3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2" office:value-type="float" office:value="24" calcext:value-type="float">
            <text:p>24</text:p>
          </table:table-cell>
          <table:table-cell table:style-name="ce243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ondition_variable" xlink:type="simple">&lt;condition_variable&gt;</text:a> <text:span text:style-name="T8">(C++11)</text:span></text:p>
          </table:table-cell>
          <table:table-cell table:style-name="ce84" office:value-type="string" calcext:value-type="string">
            <text:p><text:a xlink:href="http://www.open-std.org/jtc1/sc22/wg21/docs/papers/2017/n4659.pdf#page=1402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388"/>
          <table:table-cell table:style-name="ce222" office:value-type="float" office:value="23" calcext:value-type="float">
            <text:p>23</text:p>
          </table:table-cell>
          <table:table-cell table:style-name="ce329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382"/>
          <table:covered-table-cell table:style-name="ce464"/>
          <table:table-cell table:style-name="ce141"/>
          <table:table-cell/>
          <table:table-cell table:style-name="ce132"/>
          <table:table-cell table:style-name="ce151"/>
          <table:table-cell table:style-name="ce491" office:value-type="string" calcext:value-type="string" table:number-columns-spanned="2" table:number-rows-spanned="2">
            <text:p>Started: 26.04.2020</text:p>
          </table:table-cell>
          <table:covered-table-cell/>
          <table:table-cell/>
          <table:table-cell table:style-name="ce510"/>
          <table:table-cell/>
          <table:table-cell table:style-name="ce151" table:number-columns-repeated="4"/>
          <table:table-cell/>
          <table:table-cell table:style-name="ce132"/>
          <table:table-cell table:style-name="ce382" office:value-type="string" calcext:value-type="string">
            <text:p>Total: 0/21</text:p>
          </table:table-cell>
          <table:table-cell table:style-name="ce151" table:number-columns-repeated="3"/>
        </table:table-row>
        <table:table-row table:style-name="ro6">
          <table:table-cell table:style-name="ce220" office:value-type="float" office:value="25" calcext:value-type="float">
            <text:p>25</text:p>
          </table:table-cell>
          <table:table-cell table:style-name="ce244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608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4" calcext:value-type="float">
            <text:p>24</text:p>
          </table:table-cell>
          <table:table-cell table:style-name="ce393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151"/>
          <table:covered-table-cell table:number-columns-repeated="2"/>
          <table:table-cell table:number-columns-repeated="3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2" office:value-type="float" office:value="26" calcext:value-type="float">
            <text:p>26</text:p>
          </table:table-cell>
          <table:table-cell table:style-name="ce244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661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5" calcext:value-type="float">
            <text:p>25</text:p>
          </table:table-cell>
          <table:table-cell table:style-name="ce394" office:value-type="string" calcext:value-type="string">
            <text:p>miltithreaded memory model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2" office:value-type="float" office:value="27" calcext:value-type="float">
            <text:p>27</text:p>
          </table:table-cell>
          <table:table-cell table:style-name="ce245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794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6" calcext:value-type="float">
            <text:p>26</text:p>
          </table:table-cell>
          <table:table-cell table:style-name="ce393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28" calcext:value-type="float">
            <text:p>28</text:p>
          </table:table-cell>
          <table:table-cell table:style-name="ce246" office:value-type="float" office:value="0" calcext:value-type="float">
            <text:p>0</text:p>
          </table:table-cell>
          <table:table-cell table:style-name="ce329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a xlink:href="https://github.com/SemQ20/practice/blob/master/STL/array.cpp" xlink:type="simple">#1</text:a></text:p>
          </table:table-cell>
          <table:table-cell table:style-name="ce366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7" calcext:value-type="float">
            <text:p>27</text:p>
          </table:table-cell>
          <table:table-cell table:style-name="ce393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29" calcext:value-type="float">
            <text:p>29</text:p>
          </table:table-cell>
          <table:table-cell table:style-name="ce247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3"/>
          <table:table-cell table:style-name="ce386" table:number-columns-repeated="2"/>
          <table:covered-table-cell table:style-name="ce388"/>
          <table:table-cell table:style-name="ce222" office:value-type="float" office:value="28" calcext:value-type="float">
            <text:p>28</text:p>
          </table:table-cell>
          <table:table-cell table:style-name="ce329" office:value-type="string" calcext:value-type="string">
            <text:p><text:a xlink:href="https://en.cppreference.com/w/cpp/language/range-for" xlink:type="simple">range for</text:a></text:p>
          </table:table-cell>
          <table:table-cell table:style-name="ce382"/>
          <table:covered-table-cell table:style-name="ce142"/>
          <table:table-cell table:style-name="ce141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0" calcext:value-type="float">
            <text:p>30</text:p>
          </table:table-cell>
          <table:table-cell table:style-name="ce248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937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128"/>
          <table:table-cell table:style-name="ce222" office:value-type="float" office:value="29" calcext:value-type="float">
            <text:p>29</text:p>
          </table:table-cell>
          <table:table-cell table:style-name="ce329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132"/>
          <table:table-cell table:style-name="ce151" table:number-columns-repeated="4"/>
          <table:table-cell/>
          <table:table-cell table:style-name="ce513"/>
          <table:table-cell table:style-name="ce527" office:value-type="string" calcext:value-type="string">
            <text:p>no information for now</text:p>
          </table:table-cell>
          <table:table-cell table:style-name="ce151" table:number-columns-repeated="3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1" calcext:value-type="float">
            <text:p>31</text:p>
          </table:table-cell>
          <table:table-cell table:style-name="ce24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935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128"/>
          <table:table-cell table:style-name="ce222" office:value-type="float" office:value="30" calcext:value-type="float">
            <text:p>30</text:p>
          </table:table-cell>
          <table:table-cell table:style-name="ce393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132"/>
          <table:table-cell table:style-name="ce151" table:number-columns-repeated="4"/>
          <table:table-cell/>
          <table:table-cell table:style-name="ce523"/>
          <table:table-cell table:style-name="ce527" office:value-type="string" calcext:value-type="string">
            <text:p>unexplored</text:p>
          </table:table-cell>
          <table:table-cell table:style-name="ce151" table:number-columns-repeated="3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2" calcext:value-type="float">
            <text:p>32</text:p>
          </table:table-cell>
          <table:table-cell table:style-name="ce270" office:value-type="float" office:value="10" calcext:value-type="float">
            <text:p>10</text:p>
          </table:table-cell>
          <table:table-cell table:style-name="ce326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076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1085" xlink:type="simple">#2</text:a></text:p>
          </table:table-cell>
          <table:table-cell table:style-name="ce354"/>
          <table:table-cell table:style-name="ce358"/>
          <table:table-cell table:style-name="ce88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covered-table-cell table:style-name="ce128"/>
          <table:table-cell table:style-name="ce222" office:value-type="float" office:value="31" calcext:value-type="float">
            <text:p>31</text:p>
          </table:table-cell>
          <table:table-cell table:style-name="ce393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400"/>
          <table:covered-table-cell table:style-name="ce465"/>
          <table:table-cell table:style-name="ce400"/>
          <table:table-cell/>
          <table:table-cell table:style-name="ce132"/>
          <table:table-cell table:style-name="ce478"/>
          <table:table-cell table:style-name="ce151" table:number-columns-repeated="3"/>
          <table:table-cell/>
          <table:table-cell table:style-name="ce524"/>
          <table:table-cell table:style-name="ce527" office:value-type="string" calcext:value-type="string">
            <text:p>fully studied</text:p>
          </table:table-cell>
          <table:table-cell table:style-name="ce151" table:number-columns-repeated="3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3" calcext:value-type="float">
            <text:p>33</text:p>
          </table:table-cell>
          <table:table-cell table:style-name="ce272" office:value-type="float" office:value="90" calcext:value-type="float">
            <text:p>90</text:p>
          </table:table-cell>
          <table:table-cell table:style-name="ce330" office:value-type="string" calcext:value-type="string">
            <text:p> <text:a xlink:href="https://en.cppreference.com/w/cpp/header/typeindex" xlink:type="simple">&lt;typeindex&gt;</text:a>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#page=73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typeindex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table-cell table:style-name="ce395" office:value-type="string" calcext:value-type="string">
            <text:p>Total: 12/31</text:p>
          </table:table-cell>
          <table:table-cell table:style-name="ce381" table:number-columns-repeated="3"/>
          <table:table-cell/>
          <table:table-cell table:style-name="ce132"/>
          <table:table-cell table:style-name="ce151" table:number-columns-repeated="4"/>
          <table:table-cell/>
          <table:table-cell table:style-name="ce526"/>
          <table:table-cell table:style-name="ce527" office:value-type="string" calcext:value-type="string">
            <text:p>not fully studied, but greater 50%</text:p>
          </table:table-cell>
          <table:table-cell table:style-name="ce151" table:number-columns-repeated="3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4" calcext:value-type="float">
            <text:p>34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ype_traits" xlink:type="simple">&lt;type_traits&gt;</text:a> <text:span text:style-name="T7">(C++11)</text:span></text:p>
          </table:table-cell>
          <table:table-cell table:style-name="ce350" office:value-type="string" calcext:value-type="string">
            <text:p><text:span text:style-name="T10"><text:a xlink:href="http://www.open-std.org/jtc1/sc22/wg21/docs/papers/2017/n4659.pdf#page=691" xlink:type="simple">#1</text:a></text:span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type_traits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3"/>
          <table:table-cell table:style-name="ce386" table:number-columns-repeated="2"/>
          <table:table-cell table:style-name="ce389"/>
          <table:table-cell table:style-name="ce132"/>
          <table:table-cell table:style-name="ce396" office:value-type="string" calcext:value-type="string" table:number-columns-spanned="19" table:number-rows-spanned="2">
            <text:p><text:a xlink:href="../clean%20code%20notes.odt" xlink:type="simple">Clean Code Notes</text:a></text:p>
          </table:table-cell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5" calcext:value-type="float">
            <text:p>35</text:p>
          </table:table-cell>
          <table:table-cell table:style-name="ce287" office:value-type="float" office:value="5" calcext:value-type="float">
            <text:p>5</text:p>
          </table:table-cell>
          <table:table-cell table:style-name="ce326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26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covered-table-cell table:style-name="ce137"/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6" calcext:value-type="float">
            <text:p>36</text:p>
          </table:table-cell>
          <table:table-cell table:style-name="ce287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356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table-cell table:style-name="ce137"/>
          <table:table-cell table:style-name="ce381" table:number-columns-repeated="3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7" calcext:value-type="float">
            <text:p>37</text:p>
          </table:table-cell>
          <table:table-cell table:style-name="ce287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376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 table:number-columns-spanned="1" table:number-rows-spanned="3">
            <text:p><text:a xlink:href="https://github.com/SemQ20/practice/blob/master/STL/concurrency.cpp" xlink:type="simple">#1</text:a></text:p>
          </table:table-cell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table-cell table:style-name="ce398" office:value-type="string" calcext:value-type="string" table:number-columns-spanned="19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8" calcext:value-type="float">
            <text:p>38</text:p>
          </table:table-cell>
          <table:table-cell table:style-name="ce290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409" xlink:type="simple">#1</text:a></text:p>
          </table:table-cell>
          <table:table-cell table:style-name="ce354" table:number-columns-repeated="2"/>
          <table:table-cell table:style-name="ce358"/>
          <table:covered-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covered-table-cell table:style-name="ce137"/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39" calcext:value-type="float">
            <text:p>39</text:p>
          </table:table-cell>
          <table:table-cell table:style-name="ce294" office:value-type="float" office:value="5" calcext:value-type="float">
            <text:p>5</text:p>
          </table:table-cell>
          <table:table-cell table:style-name="ce329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1381" xlink:type="simple">#1</text:a></text:p>
          </table:table-cell>
          <table:table-cell table:style-name="ce354" table:number-columns-repeated="2"/>
          <table:table-cell table:style-name="ce358"/>
          <table:covered-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covered-table-cell table:style-name="ce137"/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0" calcext:value-type="float">
            <text:p>40</text:p>
          </table:table-cell>
          <table:table-cell table:style-name="ce298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716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table-cell table:style-name="ce137"/>
          <table:table-cell table:style-name="ce381" table:number-columns-repeated="3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1" calcext:value-type="float">
            <text:p>41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initializer_list" xlink:type="simple">&lt;initializer_list&gt;</text:a> <text:span text:style-name="T9">(C++11)</text:span></text:p>
          </table:table-cell>
          <table:table-cell table:style-name="ce348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table-cell table:style-name="ce398" office:value-type="string" calcext:value-type="string" table:number-columns-spanned="19" table:number-rows-spanned="3">
            <text:p>Understanding of all in percents 22/172(191)</text:p>
          </table:table-cell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2" calcext:value-type="float">
            <text:p>42</text:p>
          </table:table-cell>
          <table:table-cell table:style-name="ce27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uple" xlink:type="simple">&lt;tuple&gt;</text:a>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#page=558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covered-table-cell table:style-name="ce137"/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3" calcext:value-type="float">
            <text:p>43</text:p>
          </table:table-cell>
          <table:table-cell table:style-name="ce299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time" xlink:type="simple">&lt;chrono&gt;</text:a>  <text:span text:style-name="T7">(C++11)</text:span></text:p>
          </table:table-cell>
          <table:table-cell table:style-name="ce347" office:value-type="string" calcext:value-type="string">
            <text:p><text:a xlink:href="http://www.open-std.org/jtc1/sc22/wg21/docs/papers/2017/n4659.pdf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hrono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covered-table-cell table:style-name="ce137"/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4" calcext:value-type="float">
            <text:p>44</text:p>
          </table:table-cell>
          <table:table-cell table:style-name="ce300" office:value-type="float" office:value="90" calcext:value-type="float">
            <text:p>90</text:p>
          </table:table-cell>
          <table:table-cell table:style-name="ce329" office:value-type="string" calcext:value-type="string">
            <office:annotation draw:style-name="gr1" draw:text-style-name="P2" svg:width="3.3051in" svg:height="0.5457in" svg:x="5.4091in" svg:y="11.7362in" draw:caption-point-x="-0.2402in" draw:caption-point-y="0.5945in">
              <dc:date>2020-06-01T00:00:00</dc:date>
              <text:p text:style-name="P1"><text:span text:style-name="T1">STL Header contain macro implementation for fixed integers types: int , uint for example: uint8_t, int8_t e.t.c. </text:span></text:p>
            </office:annotation>
            <text:p> <text:a xlink:href="https://en.cppreference.com/w/cpp/header/cstdint" xlink:type="simple">&lt;cstdint&gt;</text:a> (C++11)</text:p>
          </table:table-cell>
          <table:table-cell table:style-name="ce84" office:value-type="string" calcext:value-type="string">
            <text:p><text:a xlink:href="http://www.open-std.org/jtc1/sc22/wg21/docs/papers/2017/n4659.pdf#page=50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table-cell table:style-name="ce399" table:formula="of:=(49/172)" office:value-type="percentage" office:value="0.284883720930233" calcext:value-type="percentage" table:number-columns-spanned="19" table:number-rows-spanned="2">
            <text:p>28.49%</text:p>
          </table:table-cell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5" calcext:value-type="float">
            <text:p>45</text:p>
          </table:table-cell>
          <table:table-cell table:style-name="ce301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88" office:value-type="string" calcext:value-type="string">
            <text:p><text:a xlink:href="http://www.open-std.org/jtc1/sc22/wg21/docs/papers/2017/n4659.pdf#page=1308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covered-table-cell table:style-name="ce137"/>
          <table:covered-table-cell table:number-columns-repeated="3" table:style-name="ce38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number-columns-repeated="4" table:style-name="ce151"/>
          <table:covered-table-cell/>
          <table:covered-table-cell table:style-name="ce132"/>
          <table:covered-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6" calcext:value-type="float">
            <text:p>46</text:p>
          </table:table-cell>
          <table:table-cell table:style-name="ce30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limits" xlink:type="simple">&lt;limits&gt;</text:a></text:p>
          </table:table-cell>
          <table:table-cell table:style-name="ce84" office:value-type="string" calcext:value-type="string">
            <text:p><text:a xlink:href="http://www.open-std.org/jtc1/sc22/wg21/docs/papers/2017/n4659.pdf#page=499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358"/>
          <table:covered-table-cell/>
          <table:table-cell table:style-name="ce372" table:number-columns-repeated="2"/>
          <table:table-cell table:style-name="ce381"/>
          <table:table-cell table:style-name="ce386" table:number-columns-repeated="2"/>
          <table:table-cell table:style-name="ce389"/>
          <table:table-cell table:style-name="ce132"/>
          <table:table-cell table:style-name="ce137"/>
          <table:table-cell table:style-name="ce381" table:number-columns-repeated="3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151" table:number-columns-repeated="4"/>
          <table:table-cell/>
          <table:table-cell table:style-name="ce132"/>
          <table:table-cell table:style-name="ce381"/>
          <table:table-cell table:style-name="ce151" table:number-columns-repeated="3"/>
        </table:table-row>
        <table:table-row table:style-name="ro6">
          <table:table-cell table:style-name="ce220" office:value-type="float" office:value="47" calcext:value-type="float">
            <text:p>47</text:p>
          </table:table-cell>
          <table:table-cell table:style-name="ce303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float" xlink:type="simple">&lt;cfloat&gt;</text:a></text:p>
          </table:table-cell>
          <table:table-cell table:style-name="ce84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float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48" calcext:value-type="float">
            <text:p>48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84" office:value-type="string" calcext:value-type="string">
            <text:p><text:span text:style-name="T11"><text:a xlink:href="http://www.open-std.org/jtc1/sc22/wg21/docs/papers/2017/n4659.pdf#page=520" xlink:type="simple">#1</text:a></text:span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 table:number-columns-spanned="1" table:number-rows-spanned="4">
            <text:p><text:a xlink:href="https://github.com/SemQ20/practice/blob/master/STL/exceptions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49" calcext:value-type="float">
            <text:p>49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88" office:value-type="string" calcext:value-type="string">
            <text:p><text:span text:style-name="T11"><text:a xlink:href="http://www.open-std.org/jtc1/sc22/wg21/docs/papers/2017/n4659.pdf#page=527" xlink:type="simple">#1</text:a></text:span></text:p>
          </table:table-cell>
          <table:table-cell table:style-name="ce354" table:number-columns-repeated="2"/>
          <table:table-cell table:style-name="ce358"/>
          <table:covered-table-cell table:style-name="ce84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0" calcext:value-type="float">
            <text:p>50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84" office:value-type="string" calcext:value-type="string">
            <text:p><text:a xlink:href="http://www.open-std.org/jtc1/sc22/wg21/docs/papers/2017/n4659.pdf#page=533" xlink:type="simple">#1</text:a></text:p>
          </table:table-cell>
          <table:table-cell table:style-name="ce354" table:number-columns-repeated="2"/>
          <table:table-cell table:style-name="ce358"/>
          <table:covered-table-cell table:style-name="ce84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1" calcext:value-type="float">
            <text:p>51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errno" xlink:type="simple">&lt;cerrno&gt;</text:a></text:p>
          </table:table-cell>
          <table:table-cell table:style-name="ce84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354" table:number-columns-repeated="2"/>
          <table:table-cell table:style-name="ce358"/>
          <table:covered-table-cell table:style-name="ce84"/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2" calcext:value-type="float">
            <text:p>52</text:p>
          </table:table-cell>
          <table:table-cell table:style-name="ce305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84" office:value-type="string" calcext:value-type="string">
            <text:p><text:a xlink:href="http://www.open-std.org/jtc1/sc22/wg21/docs/papers/2017/n4659.pdf#page=531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limits.cpp" xlink:type="simple">#1</text:a></text:p>
          </table:table-cell>
          <table:table-cell table:style-name="ce358"/>
          <table:covered-table-cell/>
          <table:table-cell/>
          <table:table-cell table:style-name="ce378"/>
          <table:table-cell table:number-columns-repeated="27"/>
        </table:table-row>
        <table:table-row table:style-name="ro6">
          <table:table-cell table:style-name="ce220" office:value-type="float" office:value="53" calcext:value-type="float">
            <text:p>53</text:p>
          </table:table-cell>
          <table:table-cell table:style-name="ce304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ctype" xlink:type="simple">&lt;cctype&gt;</text:a></text:p>
          </table:table-cell>
          <table:table-cell table:style-name="ce84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ctype.cpp" xlink:type="simple">#1</text:a></text:p>
          </table:table-cell>
          <table:table-cell table:style-name="ce358"/>
          <table:covered-table-cell/>
          <table:table-cell/>
          <table:table-cell table:style-name="ce377"/>
          <table:table-cell table:number-columns-repeated="27"/>
        </table:table-row>
        <table:table-row table:style-name="ro6">
          <table:table-cell table:style-name="ce220" office:value-type="float" office:value="54" calcext:value-type="float">
            <text:p>54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84" office:value-type="string" calcext:value-type="string">
            <text:p><text:a xlink:href="http://www.open-std.org/jtc1/sc22/wg21/docs/papers/2017/n4659.pdf#page=791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5" calcext:value-type="float">
            <text:p>55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88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6" calcext:value-type="float">
            <text:p>56</text:p>
          </table:table-cell>
          <table:table-cell table:style-name="ce30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wchar" xlink:type="simple">&lt;cwchar&gt;</text:a></text:p>
          </table:table-cell>
          <table:table-cell table:style-name="ce84" office:value-type="string" calcext:value-type="string">
            <text:p><text:a xlink:href="http://www.open-std.org/jtc1/sc22/wg21/docs/papers/2017/n4659.pdf#page=792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7" calcext:value-type="float">
            <text:p>57</text:p>
          </table:table-cell>
          <table:table-cell table:style-name="ce307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string" xlink:type="simple">&lt;string&gt;</text:a></text:p>
          </table:table-cell>
          <table:table-cell table:style-name="ce88" office:value-type="string" calcext:value-type="string">
            <text:p><text:a xlink:href="http://www.open-std.org/jtc1/sc22/wg21/docs/papers/2017/n4659.pdf#page=746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string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8" calcext:value-type="float">
            <text:p>58</text:p>
          </table:table-cell>
          <table:table-cell table:style-name="ce308" office:value-type="float" office:value="90" calcext:value-type="float">
            <text:p>90</text:p>
          </table:table-cell>
          <table:table-cell table:style-name="ce331" office:value-type="string" calcext:value-type="string">
            <office:annotation draw:style-name="gr2" draw:text-style-name="P4" svg:width="3.5957in" svg:height="0.5547in" svg:x="5.198in" svg:y="16.0055in" draw:caption-point-x="-0.0291in" draw:caption-point-y="-0.0386in">
              <dc:date>2020-04-19T00:00:00</dc:date>
              <text:p text:style-name="P3"><text:span text:style-name="T2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347" office:value-type="string" calcext:value-type="string">
            <text:p><text:a xlink:href="http://www.open-std.org/jtc1/sc22/wg21/docs/papers/2013/n3797.pdf#page=465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59" calcext:value-type="float">
            <text:p>59</text:p>
          </table:table-cell>
          <table:table-cell table:style-name="ce309" office:value-type="float" office:value="30" calcext:value-type="float">
            <text:p>30</text:p>
          </table:table-cell>
          <table:table-cell table:style-name="ce329" office:value-type="string" calcext:value-type="string">
            <text:p> <text:a xlink:href="https://en.cppreference.com/w/cpp/header/vector" xlink:type="simple">&lt;vector&gt;</text:a></text:p>
          </table:table-cell>
          <table:table-cell table:style-name="ce84" office:value-type="string" calcext:value-type="string">
            <text:p><text:a xlink:href="http://www.open-std.org/jtc1/sc22/wg21/docs/papers/2017/n4659.pdf#page=885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a xlink:href="https://github.com/SemQ20/practice/blob/master/STL/vector.cpp" xlink:type="simple">#1</text:a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0" calcext:value-type="float">
            <text:p>60</text:p>
          </table:table-cell>
          <table:table-cell table:style-name="ce309" office:value-type="float" office:value="30" calcext:value-type="float">
            <text:p>30</text:p>
          </table:table-cell>
          <table:table-cell table:style-name="ce329" office:value-type="string" calcext:value-type="string">
            <text:p> <text:a xlink:href="https://en.cppreference.com/w/cpp/header/deque" xlink:type="simple">&lt;qeque&gt;</text:a></text:p>
          </table:table-cell>
          <table:table-cell table:style-name="ce88" office:value-type="string" calcext:value-type="string">
            <text:p><text:a xlink:href="http://www.open-std.org/jtc1/sc22/wg21/docs/papers/2017/n4659.pdf#page=883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a xlink:href="https://github.com/SemQ20/practice/blob/master/STL/deque.cpp" xlink:type="simple">#1</text:a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1" calcext:value-type="float">
            <text:p>61</text:p>
          </table:table-cell>
          <table:table-cell table:style-name="ce309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list" xlink:type="simple">&lt;list&gt;</text:a></text:p>
          </table:table-cell>
          <table:table-cell table:style-name="ce84" office:value-type="string" calcext:value-type="string">
            <text:p><text:a xlink:href="http://www.open-std.org/jtc1/sc22/wg21/docs/papers/2017/n4659.pdf#page=884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2" calcext:value-type="float">
            <text:p>62</text:p>
          </table:table-cell>
          <table:table-cell table:style-name="ce310" office:value-type="float" office:value="90" calcext:value-type="float">
            <text:p>90</text:p>
          </table:table-cell>
          <table:table-cell table:style-name="ce332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348" office:value-type="string" calcext:value-type="string">
            <text:p><text:a xlink:href="http://www.open-std.org/jtc1/sc22/wg21/docs/papers/2017/n4659.pdf#page=32" xlink:type="simple">#1</text:a></text:p>
          </table:table-cell>
          <table:table-cell table:style-name="ce354" office:value-type="string" calcext:value-type="string">
            <text:p><text:span text:style-name="T11"><text:a xlink:href="http://www.open-std.org/jtc1/sc22/wg21/docs/papers/2017/n4659.pdf#page=525" xlink:type="simple">#2</text:a></text:span></text:p>
          </table:table-cell>
          <table:table-cell table:style-name="ce354"/>
          <table:table-cell table:style-name="ce358"/>
          <table:table-cell table:style-name="ce84" office:value-type="string" calcext:value-type="string">
            <text:p><text:a xlink:href="https://github.com/SemQ20/practice/blob/master/STL/signal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3" calcext:value-type="float">
            <text:p>63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set" xlink:type="simple">&lt;set&gt;</text:a></text:p>
          </table:table-cell>
          <table:table-cell table:style-name="ce88" office:value-type="string" calcext:value-type="string">
            <text:p><text:a xlink:href="http://www.open-std.org/jtc1/sc22/wg21/docs/papers/2017/n4659.pdf#page=915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4" calcext:value-type="float">
            <text:p>64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map" xlink:type="simple">&lt;map&gt;</text:a></text:p>
          </table:table-cell>
          <table:table-cell table:style-name="ce84" office:value-type="string" calcext:value-type="string">
            <text:p><text:a xlink:href="http://www.open-std.org/jtc1/sc22/wg21/docs/papers/2017/n4659.pdf#page=914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5" calcext:value-type="float">
            <text:p>65</text:p>
          </table:table-cell>
          <table:table-cell table:style-name="ce311" office:value-type="float" office:value="90" calcext:value-type="float">
            <text:p>90</text:p>
          </table:table-cell>
          <table:table-cell table:style-name="ce333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347" office:value-type="string" calcext:value-type="string">
            <text:p><text:a xlink:href="http://www.open-std.org/jtc1/sc22/wg21/docs/papers/2017/n4659.pdf#page=525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1473" xlink:type="simple">#2</text:a></text:p>
          </table:table-cell>
          <table:table-cell table:style-name="ce354"/>
          <table:table-cell table:style-name="ce358"/>
          <table:table-cell table:style-name="ce84" office:value-type="string" calcext:value-type="string">
            <text:p><text:a xlink:href="https://github.com/SemQ20/practice/blob/master/STL/csetjmp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6" calcext:value-type="float">
            <text:p>66</text:p>
          </table:table-cell>
          <table:table-cell table:style-name="ce31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347" office:value-type="string" calcext:value-type="string">
            <text:p><text:a xlink:href="http://www.open-std.org/jtc1/sc22/wg21/docs/papers/2017/n4659.pdf#page=524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arg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67" calcext:value-type="float">
            <text:p>67</text:p>
          </table:table-cell>
          <table:table-cell table:style-name="ce309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stack" xlink:type="simple">&lt;stack&gt;</text:a></text:p>
          </table:table-cell>
          <table:table-cell table:style-name="ce84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8" calcext:value-type="float">
            <text:p>68</text:p>
          </table:table-cell>
          <table:table-cell table:style-name="ce309" office:value-type="float" office:value="15" calcext:value-type="float">
            <text:p>15</text:p>
          </table:table-cell>
          <table:table-cell table:style-name="ce329" office:value-type="string" calcext:value-type="string">
            <text:p> <text:a xlink:href="https://en.cppreference.com/w/cpp/header/queue" xlink:type="simple">&lt;queue&gt;</text:a></text:p>
          </table:table-cell>
          <table:table-cell table:style-name="ce84" office:value-type="string" calcext:value-type="string">
            <text:p><text:a xlink:href="http://www.open-std.org/jtc1/sc22/wg21/docs/papers/2017/n4659.pdf#page=960" xlink:type="simple">#1</text:a></text:p>
          </table:table-cell>
          <table:table-cell table:style-name="ce354" table:number-columns-repeated="2"/>
          <table:table-cell table:style-name="ce358"/>
          <table:table-cell table:style-name="ce88" office:value-type="string" calcext:value-type="string">
            <text:p><text:span text:style-name="T12"><text:a xlink:href="https://github.com/SemQ20/practice/blob/master/STL/deque.cpp" xlink:type="simple">#1</text:a></text:span></text:p>
          </table:table-cell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69" calcext:value-type="float">
            <text:p>69</text:p>
          </table:table-cell>
          <table:table-cell table:style-name="ce313" office:value-type="float" office:value="15" calcext:value-type="float">
            <text:p>15</text:p>
          </table:table-cell>
          <table:table-cell table:style-name="ce326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84" office:value-type="string" calcext:value-type="string">
            <text:p><text:a xlink:href="http://www.open-std.org/jtc1/sc22/wg21/docs/papers/2017/n4659.pdf#page=975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0" calcext:value-type="float">
            <text:p>70</text:p>
          </table:table-cell>
          <table:table-cell table:style-name="ce314" office:value-type="float" office:value="35" calcext:value-type="float">
            <text:p>35</text:p>
          </table:table-cell>
          <table:table-cell table:style-name="ce326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88" office:value-type="string" calcext:value-type="string">
            <text:p><text:a xlink:href="http://www.open-std.org/jtc1/sc22/wg21/docs/papers/2017/n4659.pdf#page=1003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1" calcext:value-type="float">
            <text:p>71</text:p>
          </table:table-cell>
          <table:table-cell table:style-name="ce315" office:value-type="float" office:value="10" calcext:value-type="float">
            <text:p>10</text:p>
          </table:table-cell>
          <table:table-cell table:style-name="ce326" office:value-type="string" calcext:value-type="string">
            <text:p> <text:a xlink:href="https://en.cppreference.com/w/cpp/header/cmath" xlink:type="simple">&lt;cmath&gt;</text:a></text:p>
          </table:table-cell>
          <table:table-cell table:style-name="ce84" office:value-type="string" calcext:value-type="string">
            <text:p><text:a xlink:href="http://www.open-std.org/jtc1/sc22/wg21/docs/papers/2017/n4659.pdf#page=1153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2" calcext:value-type="float">
            <text:p>72</text:p>
          </table:table-cell>
          <table:table-cell table:style-name="ce316" office:value-type="float" office:value="50" calcext:value-type="float">
            <text:p>50</text:p>
          </table:table-cell>
          <table:table-cell table:style-name="ce326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88" office:value-type="string" calcext:value-type="string">
            <text:p><text:a xlink:href="http://www.open-std.org/jtc1/sc22/wg21/docs/papers/2017/n4659.pdf#page=1067" xlink:type="simple">#1</text:a></text:p>
          </table:table-cell>
          <table:table-cell table:style-name="ce354" table:number-columns-repeated="2"/>
          <table:table-cell table:style-name="ce358"/>
          <table:table-cell table:style-name="ce88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3" calcext:value-type="float">
            <text:p>73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84" office:value-type="string" calcext:value-type="string">
            <text:p><text:a xlink:href="http://www.open-std.org/jtc1/sc22/wg21/docs/papers/2017/n4659.pdf#page=1119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4" calcext:value-type="float">
            <text:p>74</text:p>
          </table:table-cell>
          <table:table-cell table:style-name="ce317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48" office:value-type="string" calcext:value-type="string">
            <text:p><text:a xlink:href="http://www.open-std.org/jtc1/sc22/wg21/docs/papers/2017/n4659.pdf#page=128" xlink:type="simple">#1</text:a></text:p>
          </table:table-cell>
          <table:table-cell table:style-name="ce354" office:value-type="string" calcext:value-type="string">
            <text:p><text:a xlink:href="http://www.open-std.org/jtc1/sc22/wg21/docs/papers/2017/n4659.pdf#page=516" xlink:type="simple">#2</text:a></text:p>
          </table:table-cell>
          <table:table-cell table:style-name="ce354"/>
          <table:table-cell table:style-name="ce358"/>
          <table:table-cell table:style-name="ce84" office:value-type="string" calcext:value-type="string">
            <text:p><text:a xlink:href="https://github.com/SemQ20/practice/blob/master/STL/type_info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75" calcext:value-type="float">
            <text:p>75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88" office:value-type="string" calcext:value-type="string">
            <text:p><text:a xlink:href="http://www.open-std.org/jtc1/sc22/wg21/docs/papers/2017/n4659.pdf#page=1140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6" calcext:value-type="float">
            <text:p>76</text:p>
          </table:table-cell>
          <table:table-cell table:style-name="ce318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347" office:value-type="string" calcext:value-type="string">
            <text:p><text:a xlink:href="http://www.open-std.org/jtc1/sc22/wg21/docs/papers/2017/n4659.pdf#page=492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stddef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77" calcext:value-type="float">
            <text:p>77</text:p>
          </table:table-cell>
          <table:table-cell table:style-name="ce316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cfenv" xlink:type="simple">&lt;cfenv&gt;</text:a></text:p>
          </table:table-cell>
          <table:table-cell table:style-name="ce84" office:value-type="string" calcext:value-type="string">
            <text:p><text:a xlink:href="http://www.open-std.org/jtc1/sc22/wg21/docs/papers/2017/n4659.pdf#page=1065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8" calcext:value-type="float">
            <text:p>78</text:p>
          </table:table-cell>
          <table:table-cell table:style-name="ce319" office:value-type="float" office:value="0" calcext:value-type="float">
            <text:p>0</text:p>
          </table:table-cell>
          <table:table-cell table:style-name="ce326" office:value-type="string" calcext:value-type="string">
            <text:p> <text:a xlink:href="https://en.cppreference.com/w/cpp/header/locale" xlink:type="simple">&lt;locale&gt;</text:a></text:p>
          </table:table-cell>
          <table:table-cell table:style-name="ce84" office:value-type="string" calcext:value-type="string">
            <text:p><text:a xlink:href="http://www.open-std.org/jtc1/sc22/wg21/docs/papers/2017/n4659.pdf#page=798" xlink:type="simple">#1</text:a></text:p>
          </table:table-cell>
          <table:table-cell table:style-name="ce354" table:number-columns-repeated="2"/>
          <table:table-cell table:style-name="ce358"/>
          <table:table-cell table:style-name="ce102"/>
          <table:table-cell table:style-name="ce366"/>
          <table:covered-table-cell/>
          <table:table-cell table:number-columns-repeated="29"/>
        </table:table-row>
        <table:table-row table:style-name="ro6">
          <table:table-cell table:style-name="ce220" office:value-type="float" office:value="79" calcext:value-type="float">
            <text:p>79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48" office:value-type="string" calcext:value-type="string">
            <text:p><text:a xlink:href="http://www.open-std.org/jtc1/sc22/wg21/docs/papers/2017/n4659.pdf#page=602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bitset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0" calcext:value-type="float">
            <text:p>80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347" office:value-type="string" calcext:value-type="string">
            <text:p><text:a xlink:href="http://www.open-std.org/jtc1/sc22/wg21/docs/papers/2017/n4659.pdf#page=667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functional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1" calcext:value-type="float">
            <text:p>81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347" office:value-type="string" calcext:value-type="string">
            <text:p><text:a xlink:href="http://www.open-std.org/jtc1/sc22/wg21/docs/papers/2017/n4659.pdf#page=544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2" calcext:value-type="float">
            <text:p>82</text:p>
          </table:table-cell>
          <table:table-cell table:style-name="ce320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time" xlink:type="simple">&lt;ctime&gt;</text:a> </text:p>
          </table:table-cell>
          <table:table-cell table:style-name="ce348" office:value-type="string" calcext:value-type="string">
            <text:p><text:a xlink:href="http://www.open-std.org/jtc1/sc22/wg21/docs/papers/2017/n4659.pdf#page=735" xlink:type="simple">#1</text:a></text:p>
          </table:table-cell>
          <table:table-cell table:style-name="ce354" table:number-columns-repeated="2"/>
          <table:table-cell table:style-name="ce358"/>
          <table:table-cell table:style-name="ce84" office:value-type="string" calcext:value-type="string">
            <text:p><text:a xlink:href="https://github.com/SemQ20/practice/blob/master/STL/ctime.cpp" xlink:type="simple">#1</text:a></text:p>
          </table:table-cell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3" calcext:value-type="float">
            <text:p>83</text:p>
          </table:table-cell>
          <table:table-cell table:style-name="ce321" office:value-type="float" office:value="30" calcext:value-type="float">
            <text:p>30</text:p>
          </table:table-cell>
          <table:table-cell table:style-name="ce326" office:value-type="string" calcext:value-type="string">
            <text:p> <text:a xlink:href="https://en.cppreference.com/w/cpp/header/new" xlink:type="simple">&lt;new&gt;</text:a></text:p>
          </table:table-cell>
          <table:table-cell table:style-name="ce84" office:value-type="string" calcext:value-type="string">
            <text:p><text:a xlink:href="http://www.open-std.org/jtc1/sc22/wg21/docs/papers/2017/n4659.pdf#page=508" xlink:type="simple">#1</text:a></text:p>
          </table:table-cell>
          <table:table-cell table:style-name="ce354" table:number-columns-repeated="2"/>
          <table:table-cell table:style-name="ce358"/>
          <table:table-cell table:style-name="ce84"/>
          <table:table-cell table:style-name="ce358"/>
          <table:covered-table-cell/>
          <table:table-cell table:number-columns-repeated="29"/>
        </table:table-row>
        <table:table-row table:style-name="ro6">
          <table:table-cell table:style-name="ce220" office:value-type="float" office:value="84" calcext:value-type="float">
            <text:p>84</text:p>
          </table:table-cell>
          <table:table-cell table:style-name="ce322" office:value-type="float" office:value="90" calcext:value-type="float">
            <text:p>90</text:p>
          </table:table-cell>
          <table:table-cell table:style-name="ce329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351" office:value-type="string" calcext:value-type="string">
            <text:p><text:a xlink:href="http://www.open-std.org/jtc1/sc22/wg21/docs/papers/2017/n4659.pdf#page=505" xlink:type="simple">#1</text:a></text:p>
          </table:table-cell>
          <table:table-cell table:style-name="ce356" table:number-columns-repeated="2"/>
          <table:table-cell table:style-name="ce360"/>
          <table:table-cell table:style-name="ce365" office:value-type="string" calcext:value-type="string">
            <text:p><text:a xlink:href="https://github.com/SemQ20/practice/blob/master/STL/climits.cpp" xlink:type="simple">#1</text:a></text:p>
          </table:table-cell>
          <table:table-cell table:style-name="ce360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6">
          <table:table-cell table:number-columns-repeated="2"/>
          <table:table-cell table:style-name="ce334" office:value-type="string" calcext:value-type="string">
            <text:p>Total: 34/70(14)</text:p>
          </table:table-cell>
          <table:table-cell table:style-name="Default" table:number-columns-repeated="4"/>
          <table:table-cell table:number-columns-repeated="32"/>
        </table:table-row>
        <table:table-row table:style-name="ro6">
          <table:table-cell table:number-columns-repeated="2"/>
          <table:table-cell table:style-name="ce335" table:formula="of:=37/70" office:value-type="percentage" office:value="0.528571428571429" calcext:value-type="percentage">
            <text:p>52.86%</text:p>
          </table:table-cell>
          <table:table-cell table:style-name="Default" table:number-columns-repeated="4"/>
          <table:table-cell table:number-columns-repeated="32"/>
        </table:table-row>
        <table:table-row table:style-name="ro6" table:number-rows-repeated="3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336" table:number-columns-repeated="5"/>
          <table:table-cell table:number-columns-repeated="6"/>
          <table:table-cell table:style-name="ce336" table:number-columns-repeated="5"/>
          <table:table-cell table:number-columns-repeated="21"/>
        </table:table-row>
        <table:table-row table:style-name="ro7" table:number-rows-repeated="2">
          <table:table-cell table:number-columns-repeated="2"/>
          <table:table-cell table:style-name="ce337"/>
          <table:table-cell table:number-columns-repeated="10"/>
          <table:table-cell table:style-name="ce337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38"/>
          <table:table-cell table:number-columns-repeated="10"/>
          <table:table-cell table:style-name="ce338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39"/>
          <table:table-cell table:number-columns-repeated="10"/>
          <table:table-cell table:style-name="ce339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40"/>
          <table:table-cell table:number-columns-repeated="10"/>
          <table:table-cell table:style-name="ce340"/>
          <table:table-cell table:style-name="ce387" table:number-columns-repeated="4"/>
          <table:table-cell table:number-columns-repeated="21"/>
        </table:table-row>
        <table:table-row table:style-name="ro7" table:number-rows-repeated="2">
          <table:table-cell table:number-columns-repeated="13"/>
          <table:table-cell table:style-name="ce341"/>
          <table:table-cell table:style-name="ce387" table:number-columns-repeated="4"/>
          <table:table-cell table:number-columns-repeated="21"/>
        </table:table-row>
        <table:table-row table:style-name="ro7">
          <table:table-cell table:number-columns-repeated="2"/>
          <table:table-cell table:style-name="ce342"/>
          <table:table-cell table:number-columns-repeated="36"/>
        </table:table-row>
        <table:table-row table:style-name="ro7" table:number-rows-repeated="37">
          <table:table-cell table:number-columns-repeated="39"/>
        </table:table-row>
        <table:table-row table:style-name="ro7">
          <table:table-cell table:number-columns-repeated="2"/>
          <table:table-cell table:style-name="ce342"/>
          <table:table-cell table:number-columns-repeated="36"/>
        </table:table-row>
        <table:table-row table:style-name="ro7" table:number-rows-repeated="36">
          <table:table-cell table:number-columns-repeated="39"/>
        </table:table-row>
        <table:table-row table:style-name="ro7">
          <table:table-cell table:number-columns-repeated="2"/>
          <table:table-cell table:style-name="ce343"/>
          <table:table-cell table:number-columns-repeated="36"/>
        </table:table-row>
        <table:table-row table:style-name="ro7">
          <table:table-cell table:number-columns-repeated="2"/>
          <table:table-cell table:style-name="ce343"/>
          <table:table-cell table:number-columns-repeated="36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 'C,C++Tasks'.N130:'C,C++Tasks'.N136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:'C,C++Tasks'.L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R48:'C,C++Tasks'.R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23:'C,C++Tasks'.L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4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7:'C,C++Tasks'.L57 'C,C++Tasks'.L53:'C,C++Tasks'.L5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 'C,C++Tasks'.B52:'C,C++Tasks'.B57 'C,C++Tasks'.B71:'C,C++Tasks'.B72 'C,C++Tasks'.B81:'C,C++Tasks'.B81 'C,C++Tasks'.B63:'C,C++Tasks'.B65 'C,C++Tasks'.B67:'C,C++Tasks'.B68 'C,C++Tasks'.B76:'C,C++Tasks'.B77 'C,C++Tasks'.B79:'C,C++Tasks'.B79 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5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1:'C,C++Tasks'.B21 'C,C++Tasks'.B17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0:'C,C++Tasks'.B1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1:'C,C++Tasks'.B1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2:'C,C++Tasks'.B1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3:'C,C++Tasks'.B1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5:'C,C++Tasks'.B1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6:'C,C++Tasks'.B1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9:'C,C++Tasks'.B2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9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2:'C,C++Tasks'.B55 'C,C++Tasks'.B57:'C,C++Tasks'.B5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6:'C,C++Tasks'.B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2:'C,C++Tasks'.B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3:'C,C++Tasks'.B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4:'C,C++Tasks'.B2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5:'C,C++Tasks'.B46 'C,C++Tasks'.B35:'C,C++Tasks'.B35 'C,C++Tasks'.B37:'C,C++Tasks'.B3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7:'C,C++Tasks'.B2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9:'C,C++Tasks'.B3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8:'C,C++Tasks'.B6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1:'C,C++Tasks'.B3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1:'C,C++Tasks'.B6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1:'C,C++Tasks'.B72 'C,C++Tasks'.B63:'C,C++Tasks'.B65 'C,C++Tasks'.B67:'C,C++Tasks'.B6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3:'C,C++Tasks'.B7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4:'C,C++Tasks'.B7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1:'C,C++Tasks'.B81 'C,C++Tasks'.B75:'C,C++Tasks'.B77 'C,C++Tasks'.B79:'C,C++Tasks'.B7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2:'C,C++Tasks'.B8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130:'C,C++Tasks'.R1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28:'C,C++Tasks'.B2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7:'C,C++Tasks'.B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2:'C,C++Tasks'.B6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2:'C,C++Tasks'.B3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3:'C,C++Tasks'.B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6:'C,C++Tasks'.B6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4:'C,C++Tasks'.B35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6:'C,C++Tasks'.B3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69:'C,C++Tasks'.B6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0:'C,C++Tasks'.B7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78:'C,C++Tasks'.B7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39:'C,C++Tasks'.B4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2:'C,C++Tasks'.B4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3:'C,C++Tasks'.B8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4:'C,C++Tasks'.B44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0:'C,C++Tasks'.B8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88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8:'C,C++Tasks'.B4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0:'C,C++Tasks'.B50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51:'C,C++Tasks'.B5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91:'C,C++Tasks'.C9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7:'C,C++Tasks'.B4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43:'C,C++Tasks'.B4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L56:'C,C++Tasks'.L5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B18:'C,C++Tasks'.B1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3" table:default-cell-style-name="ce254"/>
        <table:table-column table:style-name="co34" table:default-cell-style-name="ce257"/>
        <table:table-column table:style-name="co35" table:default-cell-style-name="ce128"/>
        <table:table-column table:style-name="co36" table:number-columns-repeated="3" table:default-cell-style-name="ce128"/>
        <table:table-column table:style-name="co37" table:default-cell-style-name="ce128"/>
        <table:table-column table:style-name="co38" table:default-cell-style-name="ce128"/>
        <table:table-column table:style-name="co1" table:default-cell-style-name="ce266"/>
        <table:table-column table:style-name="co39" table:default-cell-style-name="ce253"/>
        <table:table-column table:style-name="co40" table:default-cell-style-name="ce326"/>
        <table:table-column table:style-name="co41" table:default-cell-style-name="ce260"/>
        <table:table-column table:style-name="co35" table:number-columns-repeated="2" table:default-cell-style-name="ce260"/>
        <table:table-column table:style-name="co35" table:default-cell-style-name="ce264"/>
        <table:table-column table:style-name="co42" table:default-cell-style-name="ce260"/>
        <table:table-column table:style-name="co35" table:default-cell-style-name="ce260"/>
        <table:table-column table:style-name="co39" table:default-cell-style-name="Default"/>
        <table:table-column table:style-name="co43" table:default-cell-style-name="ce251"/>
        <table:table-column table:style-name="co44" table:default-cell-style-name="ce274"/>
        <table:table-column table:style-name="co45" table:default-cell-style-name="ce260"/>
        <table:table-column table:style-name="co46" table:number-columns-repeated="2" table:default-cell-style-name="ce260"/>
        <table:table-column table:style-name="co46" table:default-cell-style-name="ce264"/>
        <table:table-column table:style-name="co37" table:default-cell-style-name="ce260"/>
        <table:table-column table:style-name="co35" table:default-cell-style-name="ce260"/>
        <table:table-row table:style-name="ro1">
          <table:table-cell table:style-name="ce569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69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265" table:number-columns-spanned="1" table:number-rows-spanned="9"/>
          <table:table-cell table:style-name="ce587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273" table:number-columns-spanned="1" table:number-rows-spanned="12"/>
          <table:table-cell table:style-name="ce587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16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9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9"/>
          <table:covered-table-cell/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16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9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9"/>
          <table:covered-table-cell/>
          <table:table-cell table:style-name="ce252" office:value-type="string" calcext:value-type="string">
            <text:p>№</text:p>
          </table:table-cell>
          <table:table-cell table:style-name="ce371" office:value-type="string" calcext:value-type="string">
            <text:p>Title</text:p>
          </table:table-cell>
          <table:table-cell table:style-name="ce169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69"/>
          <table:table-cell table:style-name="ce26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69"/>
        </table:table-row>
        <table:table-row table:style-name="ro10">
          <table:table-cell table:style-name="ce253" office:value-type="float" office:value="1" calcext:value-type="float">
            <text:p>1</text:p>
          </table:table-cell>
          <table:table-cell table:style-name="ce333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260" table:number-columns-repeated="2"/>
          <table:table-cell table:style-name="ce261"/>
          <table:table-cell table:style-name="ce26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82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82"/>
          <table:covered-table-cell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2" calcext:value-type="float">
            <text:p>2</text:p>
          </table:table-cell>
          <table:table-cell table:style-name="ce25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3" calcext:value-type="float">
            <text:p>3</text:p>
          </table:table-cell>
          <table:table-cell table:style-name="ce256" office:value-type="string" calcext:value-type="string">
            <text:p><text:a xlink:href="https://refactoring.guru/design-patterns/builder" xlink:type="simple">Builder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4" calcext:value-type="float">
            <text:p>4</text:p>
          </table:table-cell>
          <table:table-cell table:style-name="ce255" office:value-type="string" calcext:value-type="string">
            <text:p><text:a xlink:href="https://refactoring.guru/design-patterns/prototype" xlink:type="simple">Prototype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51" office:value-type="float" office:value="5" calcext:value-type="float">
            <text:p>5</text:p>
          </table:table-cell>
          <table:table-cell table:style-name="ce255" office:value-type="string" calcext:value-type="string">
            <text:p><text:a xlink:href="https://refactoring.guru/design-patterns/singleton" xlink:type="simple">Singleton</text:a></text:p>
          </table:table-cell>
          <table:table-cell table:style-name="ce260" table:number-columns-repeated="2"/>
          <table:table-cell table:style-name="ce261"/>
          <table:table-cell table:style-name="ce264"/>
          <table:table-cell table:style-name="ce260" table:number-columns-repeated="2"/>
          <table:covered-table-cell/>
          <table:table-cell office:value-type="float" office:value="5" calcext:value-type="float">
            <text:p>5</text:p>
          </table:table-cell>
          <table:table-cell table:style-name="ce329"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3"/>
          <table:table-cell office:value-type="string" calcext:value-type="string">
            <text:p><text:a xlink:href="https://github.com/SemQ20/practice/blob/master/templates/facade.hpp" xlink:type="simple">#1</text:a>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 table:style-name="ce381"/>
          <table:table-cell table:style-name="ce271" table:number-columns-repeated="6"/>
          <table:covered-table-cell/>
          <table:table-cell office:value-type="float" office:value="8" calcext:value-type="float">
            <text:p>8</text:p>
          </table:table-cell>
          <table:table-cell table:style-name="ce205"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3"/>
          <table:table-cell office:value-type="string" calcext:value-type="string">
            <text:p><text:a xlink:href="https://github.com/SemQ20/practice/blob/master/templates/accumulator.hpp" xlink:type="simple">#1</text:a></text:p>
          </table:table-cell>
          <table:table-cell table:number-columns-repeated="2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 table:style-name="ce381"/>
          <table:table-cell table:style-name="ce271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 table:style-name="ce381"/>
          <table:table-cell table:style-name="ce271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 table:style-name="ce381"/>
          <table:table-cell table:style-name="ce271" table:number-columns-repeated="6"/>
          <table:table-cell/>
          <table:table-cell table:style-name="ce254"/>
          <table:table-cell table:style-name="ce275"/>
          <table:table-cell table:style-name="ce271" table:number-columns-repeated="6"/>
        </table:table-row>
        <table:table-row table:style-name="ro11">
          <table:table-cell table:number-columns-repeated="8"/>
          <table:table-cell table:style-name="ce128"/>
          <table:table-cell table:style-name="ce268"/>
          <table:table-cell table:style-name="ce381"/>
          <table:table-cell table:style-name="ce271" table:number-columns-repeated="6"/>
          <table:table-cell table:style-name="ce128"/>
          <table:table-cell table:style-name="ce254"/>
          <table:table-cell table:style-name="ce275"/>
          <table:table-cell table:style-name="ce271" table:number-columns-repeated="6"/>
        </table:table-row>
        <table:table-row table:style-name="ro1">
          <table:table-cell table:style-name="Default"/>
          <table:table-cell table:style-name="ce258" office:value-type="string" calcext:value-type="string" table:number-columns-spanned="25" table:number-rows-spanned="2">
            <text:p>Understanding of all in percents 3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59" table:formula="of:=(3/22)" office:value-type="percentage" office:value="0.136363636363636" calcext:value-type="percentage" table:number-columns-spanned="25" table:number-rows-spanned="2">
            <text:p>13.64%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32" table:number-columns-repeated="17" table:default-cell-style-name="Default"/>
        <table:table-row table:style-name="ro1">
          <table:table-cell table:style-name="ce569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587" office:value-type="string" calcext:value-type="string" table:number-columns-spanned="3" table:number-rows-spanned="1">
            <text:p>Numerical Algorithms </text:p>
          </table:table-cell>
          <table:covered-table-cell table:number-columns-repeated="2" table:style-name="ce336"/>
          <table:table-cell table:style-name="ce600" table:number-columns-spanned="1" table:number-rows-spanned="7"/>
          <table:table-cell table:style-name="ce603" office:value-type="string" calcext:value-type="string" table:number-columns-spanned="3" table:number-rows-spanned="1">
            <text:p>String Algorithms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Name Algorithm</text:p>
          </table:table-cell>
          <table:table-cell table:style-name="ce597" office:value-type="string" calcext:value-type="string">
            <text:p>Theory</text:p>
          </table:table-cell>
          <table:table-cell table:style-name="ce597" office:value-type="string" calcext:value-type="string">
            <text:p>Solution</text:p>
          </table:table-cell>
          <table:covered-table-cell table:style-name="ce601"/>
          <table:table-cell table:style-name="ce595" office:value-type="string" calcext:value-type="string">
            <text:p>Name Algorithm</text:p>
          </table:table-cell>
          <table:table-cell table:style-name="ce597" office:value-type="string" calcext:value-type="string">
            <text:p>Theory</text:p>
          </table:table-cell>
          <table:table-cell table:style-name="ce597" office:value-type="string" calcext:value-type="string">
            <text:p>Solution</text:p>
          </table:table-cell>
          <table:table-cell table:number-columns-repeated="15"/>
        </table:table-row>
        <table:table-row table:style-name="ro6">
          <table:table-cell table:style-name="ce595" office:value-type="string" calcext:value-type="string">
            <text:p>GCD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595" office:value-type="string" calcext:value-type="string">
            <text:p>Palindrome</text:p>
          </table:table-cell>
          <table:table-cell table:style-name="ce385"/>
          <table:table-cell table:style-name="ce385" office:value-type="string" calcext:value-type="string">
            <text:p><text:a xlink:href="https://github.com/SemQ20/practice/blob/master/algorithms/strAlgorithms.cpp" xlink:type="simple">#1</text:a></text:p>
          </table:table-cell>
          <table:table-cell table:number-columns-repeated="15"/>
        </table:table-row>
        <table:table-row table:style-name="ro6">
          <table:table-cell table:style-name="ce595" office:value-type="string" calcext:value-type="string">
            <text:p>Sieve Eratosthenes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Factorization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 office:value-type="string" calcext:value-type="string">
            <text:p>Check for whole number</text:p>
          </table:table-cell>
          <table:table-cell table:style-name="ce597"/>
          <table:table-cell table:style-name="ce597" office:value-type="string" calcext:value-type="string">
            <text:p><text:a xlink:href="https://github.com/SemQ20/practice/blob/master/algorithms/nAlgorithms.cpp" xlink:type="simple">#1</text:a></text:p>
          </table:table-cell>
          <table:covered-table-cell table:style-name="ce601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6">
          <table:table-cell table:style-name="ce595"/>
          <table:table-cell table:style-name="ce597"/>
          <table:table-cell table:style-name="ce599"/>
          <table:covered-table-cell table:style-name="ce602"/>
          <table:table-cell table:style-name="ce604"/>
          <table:table-cell table:style-name="ce385" table:number-columns-repeated="2"/>
          <table:table-cell table:number-columns-repeated="15"/>
        </table:table-row>
        <table:table-row table:style-name="ro1" table:number-rows-repeated="21">
          <table:table-cell table:number-columns-repeated="22"/>
        </table:table-row>
        <table:table-row table:style-name="ro1">
          <table:table-cell table:style-name="ce596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334" office:value-type="string" calcext:value-type="string">
            <text:p>Name Data Structures</text:p>
          </table:table-cell>
          <table:table-cell table:style-name="ce334" office:value-type="string" calcext:value-type="string">
            <text:p>Theory</text:p>
          </table:table-cell>
          <table:table-cell table:style-name="ce334" office:value-type="string" calcext:value-type="string">
            <text:p>Solution</text:p>
          </table:table-cell>
          <table:table-cell table:number-columns-repeated="19"/>
        </table:table-row>
        <table:table-row table:style-name="ro11">
          <table:table-cell table:style-name="ce334" office:value-type="string" calcext:value-type="string">
            <text:p>Linked List</text:p>
          </table:table-cell>
          <table:table-cell table:style-name="ce598"/>
          <table:table-cell table:style-name="ce334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1">
          <table:table-cell table:style-name="ce334" office:value-type="string" calcext:value-type="string">
            <text:p>Stack</text:p>
          </table:table-cell>
          <table:table-cell table:style-name="ce598"/>
          <table:table-cell table:style-name="ce334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Links" table:style-name="ta1">
        <table:table-column table:style-name="co50" table:default-cell-style-name="ce607"/>
        <table:table-column table:style-name="co6" table:default-cell-style-name="ce608"/>
        <table:table-column table:style-name="co51" table:default-cell-style-name="ce209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6" table:default-cell-style-name="Default"/>
        <table:table-column table:style-name="co6" table:number-columns-repeated="2" table:default-cell-style-name="Default"/>
        <table:table-row table:style-name="ro15">
          <table:table-cell table:style-name="ce605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  <table:table-cell/>
          <table:table-cell table:style-name="ce610" office:value-type="string" calcext:value-type="string" table:number-columns-spanned="2" table:number-rows-spanned="1">
            <text:p>VS Code</text:p>
          </table:table-cell>
          <table:covered-table-cell table:style-name="ce213"/>
          <table:table-cell/>
          <table:table-cell table:style-name="ce610" office:value-type="string" calcext:value-type="string" table:number-columns-spanned="2" table:number-rows-spanned="1">
            <text:p>Linux (Ubuntu)</text:p>
          </table:table-cell>
          <table:covered-table-cell table:style-name="ce213"/>
          <table:table-cell/>
          <table:table-cell table:style-name="ce610" office:value-type="string" calcext:value-type="string" table:number-columns-spanned="2" table:number-rows-spanned="1">
            <text:p>GCC/G++</text:p>
          </table:table-cell>
          <table:covered-table-cell table:style-name="ce213"/>
          <table:table-cell/>
        </table:table-row>
        <table:table-row table:style-name="ro11">
          <table:table-cell table:style-name="ce206" office:value-type="string" calcext:value-type="string">
            <text:p>Name library</text:p>
          </table:table-cell>
          <table:table-cell table:style-name="ce206" office:value-type="string" calcext:value-type="string" table:number-columns-spanned="2" table:number-rows-spanned="1">
            <text:p>Links</text:p>
          </table:table-cell>
          <table:covered-table-cell/>
          <table:table-cell/>
          <table:table-cell table:style-name="ce611" office:value-type="string" calcext:value-type="string">
            <text:p>Config</text:p>
          </table:table-cell>
          <table:table-cell table:style-name="ce614" office:value-type="string" calcext:value-type="string">
            <text:p><text:a xlink:href="https://drive.google.com/file/d/17XRQB6N7aaM7-7yYdjehCfwqMw_jWudC/view?usp=sharing" xlink:type="simple">#1</text:a></text:p>
          </table:table-cell>
          <table:table-cell/>
          <table:table-cell table:style-name="ce615" office:value-type="string" calcext:value-type="string">
            <text:p>Notes</text:p>
          </table:table-cell>
          <table:table-cell table:style-name="ce385" office:value-type="string" calcext:value-type="string">
            <text:p><text:a xlink:href="https://drive.google.com/file/d/15nlxQJEuQR0STfN0uEOiu5au0UC5t3Zn/view?usp=sharing" xlink:type="simple">#1</text:a></text:p>
          </table:table-cell>
          <table:table-cell/>
          <table:table-cell table:style-name="ce615" office:value-type="string" calcext:value-type="string">
            <text:p>Features</text:p>
          </table:table-cell>
          <table:table-cell table:style-name="ce385" office:value-type="string" calcext:value-type="string">
            <text:p><text:a xlink:href="https://drive.google.com/file/d/18NNngJU7jRX2OJgstYuYjITP4WeNcMU2/view?usp=sharing" xlink:type="simple">#1</text:a></text:p>
          </table:table-cell>
          <table:table-cell/>
        </table:table-row>
        <table:table-row table:style-name="ro11">
          <table:table-cell office:value-type="string" calcext:value-type="string">
            <office:annotation draw:style-name="gr3" draw:text-style-name="P2" svg:width="1.1413in" svg:height="0.7083in" svg:x="1.8303in" svg:y="0.0972in" draw:caption-point-x="-0.2402in" draw:caption-point-y="0.4362in">
              <dc:date>2020-05-17T00:00:00</dc:date>
              <text:p text:style-name="P1"><text:span text:style-name="T1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 table:number-columns-repeated="2"/>
          <table:table-cell table:style-name="ce612" office:value-type="string" calcext:value-type="string">
            <text:p>Linux shortcuts</text:p>
          </table:table-cell>
          <table:table-cell table:style-name="ce385" office:value-type="string" calcext:value-type="string">
            <text:p><text:a xlink:href="https://drive.google.com/file/d/1XgwP9A8AUKsDsB4ya5h5rW7H0ppziBZg/view?usp=sharing" xlink:type="simple">#1</text:a></text:p>
          </table:table-cell>
          <table:table-cell/>
          <table:table-cell table:style-name="ce213" table:number-columns-repeated="2"/>
          <table:table-cell/>
          <table:table-cell table:style-name="ce213" table:number-columns-repeated="2"/>
          <table:table-cell/>
        </table:table-row>
        <table:table-row table:style-name="ro1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 table:number-columns-repeated="2"/>
          <table:table-cell table:style-name="ce612" office:value-type="string" calcext:value-type="string">
            <text:p>Windows shortcuts</text:p>
          </table:table-cell>
          <table:table-cell table:style-name="ce385" office:value-type="string" calcext:value-type="string">
            <text:p><text:a xlink:href="https://drive.google.com/file/d/1cauS82sHddF4iCwkPYqgWgrhXjzZW5sC/view?usp=sharing" xlink:type="simple">#1</text:a></text:p>
          </table:table-cell>
          <table:table-cell/>
          <table:table-cell table:style-name="ce213" table:number-columns-repeated="2"/>
          <table:table-cell/>
          <table:table-cell table:style-name="ce213" table:number-columns-repeated="2"/>
          <table:table-cell/>
        </table:table-row>
        <table:table-row table:style-name="ro1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608" office:value-type="string" calcext:value-type="string">
            <text:p><text:span text:style-name="T13"><text:a xlink:href="https://openal-soft.org/openal-binaries/" xlink:type="simple">#2</text:a></text:span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608" office:value-type="string" calcext:value-type="string">
            <text:p><text:a xlink:href="https://www.libsdl.org/download-2.0.php" xlink:type="simple">#2</text:a></text:p>
          </table:table-cell>
          <table:table-cell table:number-columns-repeated="10"/>
        </table:table-row>
        <table:table-row table:style-name="ro1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 table:number-columns-repeated="11"/>
        </table:table-row>
      </table:table>
      <table:table table:name="Vulkan Api" table:style-name="ta1">
        <table:table-column table:style-name="co57" table:default-cell-style-name="ce334"/>
        <table:table-column table:style-name="co32" table:number-columns-repeated="2" table:default-cell-style-name="Default"/>
        <table:table-row table:style-name="ro16">
          <table:table-cell table:style-name="ce616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1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lef" svg:font-family="Alef" style:font-pitch="variable"/>
    <style:font-face style:name="LKLUG" svg:font-family="LKLUG" style:font-pitch="variable"/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2" number:min-integer-digits="2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08:08:25.198679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1:04.964000000</meta:creation-date>
    <meta:generator>LibreOffice/7.0.1.2$Linux_X86_64 LibreOffice_project/88a63c56098013eb4038e11ebe7c8c0daab09aa8</meta:generator>
    <dc:date>2020-09-04T08:49:30.260113813</dc:date>
    <meta:editing-duration>P2DT18H14M25S</meta:editing-duration>
    <meta:editing-cycles>343</meta:editing-cycles>
    <meta:document-statistic meta:table-count="5" meta:cell-count="797" meta:object-count="0"/>
  </office:meta>
</office:document-meta>
</file>